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8.52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ff99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c00cc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ff99"/>
      <style:text-properties style:font-name="Liberation Sans"/>
    </style:style>
    <style:style style:name="ce6" style:family="table-cell" style:parent-style-name="Default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ff99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0" style:family="table-cell" style:parent-style-name="Default" style:data-style-name="N11">
      <style:table-cell-properties fo:background-color="transparent"/>
      <style:text-properties style:font-name="Liberation Sans"/>
    </style:style>
    <style:style style:name="ce11" style:family="table-cell" style:parent-style-name="Default">
      <style:table-cell-properties fo:background-color="#cc00cc"/>
      <style:text-properties style:font-name="Liberation Sans"/>
    </style:style>
    <style:style style:name="ce12" style:family="table-cell" style:parent-style-name="Default">
      <style:table-cell-properties fo:background-color="#ff3300"/>
      <style:text-properties style:font-name="Liberation Sans"/>
    </style:style>
    <style:style style:name="ce13" style:family="table-cell" style:parent-style-name="Default">
      <style:table-cell-properties fo:background-color="#99ff99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T Austin Villa 2014: RoboCup 3D simulation league champion via overlapping layered learning</text:p>
          </table:table-cell>
          <table:table-cell office:value-type="float" office:value="2015" calcext:value-type="float">
            <text:p>2015</text:p>
          </table:table-cell>
          <table:table-cell table:style-name="ce2" table:formula="of:= [.A1] / (2016 - [.C1])" office:value-type="float" office:value="4" calcext:value-type="float">
            <text:p>4</text:p>
          </table:table-cell>
          <table:table-cell table:style-name="ce9" table:formula="of:= [.A1] / (2015 - [.C1]+1)" office:value-type="float" office:value="4" calcext:value-type="float">
            <text:p>4</text:p>
          </table:table-cell>
          <table:table-cell table:style-name="ce2"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olvability signatures of generative encodings: beyond standard performance benchmarks</text:p>
          </table:table-cell>
          <table:table-cell office:value-type="float" office:value="2015" calcext:value-type="float">
            <text:p>2015</text:p>
          </table:table-cell>
          <table:table-cell table:style-name="ce2" table:formula="of:= [.A2] / (2016 - [.C2])" office:value-type="float" office:value="2" calcext:value-type="float">
            <text:p>2</text:p>
          </table:table-cell>
          <table:table-cell table:style-name="ce9" table:formula="of:= [.A2] / (2015 - [.C2] +1)" office:value-type="float" office:value="2" calcext:value-type="float">
            <text:p>2</text:p>
          </table:table-cell>
          <table:table-cell table:style-name="ce2"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olutionary robotics: what, why, and where to</text:p>
          </table:table-cell>
          <table:table-cell office:value-type="float" office:value="2015" calcext:value-type="float">
            <text:p>2015</text:p>
          </table:table-cell>
          <table:table-cell table:style-name="ce1" table:formula="of:= [.A3] / (2016 - [.C3])" office:value-type="float" office:value="2" calcext:value-type="float">
            <text:p>2</text:p>
          </table:table-cell>
          <table:table-cell table:style-name="ce13" table:formula="of:= [.A3] / (2015 - [.C3])" office:value-type="string" office:string-value="" calcext:value-type="error">
            <text:p>#DIV/0!</text:p>
          </table:table-cell>
          <table:table-cell table:style-name="ce2"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vironmental influence on the evolution of morphological complexity in machines</text:p>
          </table:table-cell>
          <table:table-cell office:value-type="float" office:value="2014" calcext:value-type="float">
            <text:p>2014</text:p>
          </table:table-cell>
          <table:table-cell table:style-name="ce2" table:formula="of:= [.A4] / (2016 - [.C4])" office:value-type="float" office:value="8" calcext:value-type="float">
            <text:p>8</text:p>
          </table:table-cell>
          <table:table-cell table:style-name="ce9" table:formula="of:= [.A4] / (2015 - [.C4])" office:value-type="float" office:value="16" calcext:value-type="float">
            <text:p>16</text:p>
          </table:table-cell>
          <table:table-cell table:style-name="ce2"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yond black-box optimization: a review of selective pressures for evolutionary robotics</text:p>
          </table:table-cell>
          <table:table-cell office:value-type="float" office:value="2014" calcext:value-type="float">
            <text:p>2014</text:p>
          </table:table-cell>
          <table:table-cell table:style-name="ce2" table:formula="of:= [.A5] / (2016 - [.C5])" office:value-type="float" office:value="6.5" calcext:value-type="float">
            <text:p>6.5</text:p>
          </table:table-cell>
          <table:table-cell table:style-name="ce9" table:formula="of:= [.A5] / (2015 - [.C5])" office:value-type="float" office:value="13" calcext:value-type="float">
            <text:p>13</text:p>
          </table:table-cell>
          <table:table-cell table:style-name="ce2"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bining environment-driven adaptation and task-driven optimisation in evolutionary robotics</text:p>
          </table:table-cell>
          <table:table-cell office:value-type="float" office:value="2014" calcext:value-type="float">
            <text:p>2014</text:p>
          </table:table-cell>
          <table:table-cell table:style-name="ce2" table:formula="of:= [.A6] / (2016 - [.C6])" office:value-type="float" office:value="4.5" calcext:value-type="float">
            <text:p>4.5</text:p>
          </table:table-cell>
          <table:table-cell table:style-name="ce9" table:formula="of:= [.A6] / (2015 - [.C6])" office:value-type="float" office:value="9" calcext:value-type="float">
            <text:p>9</text:p>
          </table:table-cell>
          <table:table-cell table:style-name="ce2"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tificial evolution of plastic neural networks: a few key concepts</text:p>
          </table:table-cell>
          <table:table-cell office:value-type="float" office:value="2014" calcext:value-type="float">
            <text:p>2014</text:p>
          </table:table-cell>
          <table:table-cell table:style-name="ce2" table:formula="of:= [.A7] / (2016 - [.C7])" office:value-type="float" office:value="2.5" calcext:value-type="float">
            <text:p>2.5</text:p>
          </table:table-cell>
          <table:table-cell table:style-name="ce9" table:formula="of:= [.A7] / (2015 - [.C7])" office:value-type="float" office:value="5" calcext:value-type="float">
            <text:p>5</text:p>
          </table:table-cell>
          <table:table-cell table:style-name="ce2"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paring the evolvability of generative encoding schemes</text:p>
          </table:table-cell>
          <table:table-cell office:value-type="float" office:value="2014" calcext:value-type="float">
            <text:p>2014</text:p>
          </table:table-cell>
          <table:table-cell table:style-name="ce2" table:formula="of:= [.A8] / (2016 - [.C8])" office:value-type="float" office:value="2.5" calcext:value-type="float">
            <text:p>2.5</text:p>
          </table:table-cell>
          <table:table-cell table:style-name="ce9" table:formula="of:= [.A8] / (2015 - [.C8])" office:value-type="float" office:value="5" calcext:value-type="float">
            <text:p>5</text:p>
          </table:table-cell>
          <table:table-cell table:style-name="ce2"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olved electrophysiological soft robots</text:p>
          </table:table-cell>
          <table:table-cell office:value-type="float" office:value="2014" calcext:value-type="float">
            <text:p>2014</text:p>
          </table:table-cell>
          <table:table-cell table:style-name="ce2" table:formula="of:= [.A9] / (2016 - [.C9])" office:value-type="float" office:value="2" calcext:value-type="float">
            <text:p>2</text:p>
          </table:table-cell>
          <table:table-cell table:style-name="ce9" table:formula="of:= [.A9] / (2015 - [.C9])" office:value-type="float" office:value="4" calcext:value-type="float">
            <text:p>4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<text:s/>Evolutionary Robotics - <text:s/>Model or Design?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table:formula="of:= [.A10] / (2016 - [.C10])" office:value-type="float" office:value="0.5" calcext:value-type="float">
            <text:p>0.5</text:p>
          </table:table-cell>
          <table:table-cell table:style-name="ce13" table:formula="of:= [.A10] / (2015 - [.C10])" office:value-type="float" office:value="1" calcext:value-type="float">
            <text:p>1</text:p>
          </table:table-cell>
          <table:table-cell table:style-name="ce2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bodied evolutionary robotics with large number of robots</text:p>
          </table:table-cell>
          <table:table-cell office:value-type="float" office:value="2014" calcext:value-type="float">
            <text:p>2014</text:p>
          </table:table-cell>
          <table:table-cell table:style-name="ce2" table:formula="of:= [.A11] / (2016 - [.C11])" office:value-type="float" office:value="0.5" calcext:value-type="float">
            <text:p>0.5</text:p>
          </table:table-cell>
          <table:table-cell table:style-name="ce9" table:formula="of:= [.A11] / (2015 - [.C11])" office:value-type="float" office:value="1" calcext:value-type="float">
            <text:p>1</text:p>
          </table:table-cell>
          <table:table-cell table:style-name="ce2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omated generation of environments to test the general learning capabilities of AI agents</text:p>
          </table:table-cell>
          <table:table-cell office:value-type="float" office:value="2014" calcext:value-type="float">
            <text:p>2014</text:p>
          </table:table-cell>
          <table:table-cell table:style-name="ce2" table:formula="of:= [.A12] / (2016 - [.C12])" office:value-type="float" office:value="0.5" calcext:value-type="float">
            <text:p>0.5</text:p>
          </table:table-cell>
          <table:table-cell table:style-name="ce9" table:formula="of:= [.A12] / (2015 - [.C12])" office:value-type="float" office:value="1" calcext:value-type="float">
            <text:p>1</text:p>
          </table:table-cell>
          <table:table-cell table:style-name="ce2"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e evolutionary origins of modularity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13] / (2016 - [.C13])" office:value-type="float" office:value="38" calcext:value-type="float">
            <text:p>38</text:p>
          </table:table-cell>
          <table:table-cell table:style-name="ce9" table:formula="of:= [.A13] / (2015 - [.C13])" office:value-type="float" office:value="57" calcext:value-type="float">
            <text:p>57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The transferability approach - <text:s/>Crossing the reality gap in evolutionary robotics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table:formula="of:= [.A14] / (2016 - [.C14])" office:value-type="float" office:value="13.6666666666667" calcext:value-type="float">
            <text:p>13.6666666667</text:p>
          </table:table-cell>
          <table:table-cell table:style-name="ce9" table:formula="of:= [.A14] / (2015 - [.C14])" office:value-type="float" office:value="20.5" calcext:value-type="float">
            <text:p>20.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Unshackling Evolution: Evolving Soft Robots with Multiple Materials and a Powerful Generative Encoding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table:formula="of:= [.A15] / (2016 - [.C15])" office:value-type="float" office:value="12.6666666666667" calcext:value-type="float">
            <text:p>12.6666666667</text:p>
          </table:table-cell>
          <table:table-cell table:style-name="ce9" table:formula="of:= [.A15] / (2015 - [.C15])" office:value-type="float" office:value="19" calcext:value-type="float">
            <text:p>19</text:p>
          </table:table-cell>
          <table:table-cell table:style-name="ce2"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volution of swarm robotics systems with novelty search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16] / (2016 - [.C16])" office:value-type="float" office:value="7" calcext:value-type="float">
            <text:p>7</text:p>
          </table:table-cell>
          <table:table-cell table:style-name="ce9" table:formula="of:= [.A16] / (2015 - [.C16])" office:value-type="float" office:value="10.5" calcext:value-type="float">
            <text:p>10.5</text:p>
          </table:table-cell>
          <table:table-cell table:style-name="ce2"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nhancements to constrained novelty search: Two-population novelty search for generating game content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17] / (2016 - [.C17])" office:value-type="float" office:value="6.66666666666667" calcext:value-type="float">
            <text:p>6.6666666667</text:p>
          </table:table-cell>
          <table:table-cell table:style-name="ce9" table:formula="of:= [.A17] / (2015 - [.C17])" office:value-type="float" office:value="10" calcext:value-type="float">
            <text:p>10</text:p>
          </table:table-cell>
          <table:table-cell table:style-name="ce2"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edator confusion is sufficient to evolve swarming behaviour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18] / (2016 - [.C18])" office:value-type="float" office:value="6" calcext:value-type="float">
            <text:p>6</text:p>
          </table:table-cell>
          <table:table-cell table:style-name="ce9" table:formula="of:= [.A18] / (2015 - [.C18])" office:value-type="float" office:value="9" calcext:value-type="float">
            <text:p>9</text:p>
          </table:table-cell>
          <table:table-cell table:style-name="ce2"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ast damage recovery in robotics with the t-resilience algorithm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19] / (2016 - [.C19])" office:value-type="float" office:value="5" calcext:value-type="float">
            <text:p>5</text:p>
          </table:table-cell>
          <table:table-cell table:style-name="ce9" table:formula="of:= [.A19] / (2015 - [.C19])" office:value-type="float" office:value="7.5" calcext:value-type="float">
            <text:p>7.5</text:p>
          </table:table-cell>
          <table:table-cell table:style-name="ce2"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neric behaviour similarity measures for evolutionary swarm robotics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20] / (2016 - [.C20])" office:value-type="float" office:value="4.33333333333333" calcext:value-type="float">
            <text:p>4.3333333333</text:p>
          </table:table-cell>
          <table:table-cell table:style-name="ce9" table:formula="of:= [.A20] / (2015 - [.C20])" office:value-type="float" office:value="6.5" calcext:value-type="float">
            <text:p>6.5</text:p>
          </table:table-cell>
          <table:table-cell table:style-name="ce2"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ffective diversity maintenance in deceptive domains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21] / (2016 - [.C21])" office:value-type="float" office:value="4" calcext:value-type="float">
            <text:p>4</text:p>
          </table:table-cell>
          <table:table-cell table:style-name="ce9" table:formula="of:= [.A21] / (2015 - [.C21])" office:value-type="float" office:value="6" calcext:value-type="float">
            <text:p>6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<text:s/>Combining fitness-based search and user modeling in evolutionary robotics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table:formula="of:= [.A22] / (2016 - [.C22])" office:value-type="float" office:value="3.33333333333333" calcext:value-type="float">
            <text:p>3.3333333333</text:p>
          </table:table-cell>
          <table:table-cell table:style-name="ce9" table:formula="of:= [.A22] / (2015 - [.C22])" office:value-type="float" office:value="5" calcext:value-type="float">
            <text:p>5</text:p>
          </table:table-cell>
          <table:table-cell table:style-name="ce2"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ing robots to understand social behaviour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23] / (2016 - [.C23])" office:value-type="float" office:value="3.33333333333333" calcext:value-type="float">
            <text:p>3.3333333333</text:p>
          </table:table-cell>
          <table:table-cell table:style-name="ce9" table:formula="of:= [.A23] / (2015 - [.C23])" office:value-type="float" office:value="5" calcext:value-type="float">
            <text:p>5</text:p>
          </table:table-cell>
          <table:table-cell table:style-name="ce2"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 silico experimental evolution: a tool to test evolutionary scenarios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24] / (2016 - [.C24])" office:value-type="float" office:value="3" calcext:value-type="float">
            <text:p>3</text:p>
          </table:table-cell>
          <table:table-cell table:style-name="ce9" table:formula="of:= [.A24] / (2015 - [.C24])" office:value-type="float" office:value="4.5" calcext:value-type="float">
            <text:p>4.5</text:p>
          </table:table-cell>
          <table:table-cell table:style-name="ce2"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 the relationships between generative encodings, regularity, and learning abilities when evolving plastic artificial neural networks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25] / (2016 - [.C25])" office:value-type="float" office:value="2.66666666666667" calcext:value-type="float">
            <text:p>2.6666666667</text:p>
          </table:table-cell>
          <table:table-cell table:style-name="ce9" table:formula="of:= [.A25] / (2015 - [.C25])" office:value-type="float" office:value="4" calcext:value-type="float">
            <text:p>4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Evolutionary robotics approach to odor source localization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table:formula="of:= [.A26] / (2016 - [.C26])" office:value-type="float" office:value="2.33333333333333" calcext:value-type="float">
            <text:p>2.3333333333</text:p>
          </table:table-cell>
          <table:table-cell table:style-name="ce9" table:formula="of:= [.A26] / (2015 - [.C26])" office:value-type="float" office:value="3.5" calcext:value-type="float">
            <text:p>3.5</text:p>
          </table:table-cell>
          <table:table-cell table:style-name="ce2"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derstanding evolutionary potential in virtual CPU instruction set architectures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27] / (2016 - [.C27])" office:value-type="float" office:value="2.33333333333333" calcext:value-type="float">
            <text:p>2.3333333333</text:p>
          </table:table-cell>
          <table:table-cell table:style-name="ce9" table:formula="of:= [.A27] / (2015 - [.C27])" office:value-type="float" office:value="3.5" calcext:value-type="float">
            <text:p>3.5</text:p>
          </table:table-cell>
          <table:table-cell table:style-name="ce2"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it optimization for roombots modular robots—Matching simulation and reality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28] / (2016 - [.C28])" office:value-type="float" office:value="2" calcext:value-type="float">
            <text:p>2</text:p>
          </table:table-cell>
          <table:table-cell table:style-name="ce9" table:formula="of:= [.A28] / (2015 - [.C28])" office:value-type="float" office:value="3" calcext:value-type="float">
            <text:p>3</text:p>
          </table:table-cell>
          <table:table-cell table:style-name="ce2"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ossing the reality gap: a short introduction to the transferability approach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29] / (2016 - [.C29])" office:value-type="float" office:value="2" calcext:value-type="float">
            <text:p>2</text:p>
          </table:table-cell>
          <table:table-cell table:style-name="ce9" table:formula="of:= [.A29] / (2015 - [.C29])" office:value-type="float" office:value="3" calcext:value-type="float">
            <text:p>3</text:p>
          </table:table-cell>
          <table:table-cell table:style-name="ce2"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timization of humanoid walking controller: Crossing the reality gap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30] / (2016 - [.C30])" office:value-type="float" office:value="1.33333333333333" calcext:value-type="float">
            <text:p>1.3333333333</text:p>
          </table:table-cell>
          <table:table-cell table:style-name="ce9" table:formula="of:= [.A30] / (2015 - [.C30])" office:value-type="float" office:value="2" calcext:value-type="float">
            <text:p>2</text:p>
          </table:table-cell>
          <table:table-cell table:style-name="ce2"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olution of altruism and spatial dispersion: an artificial evolutionary ecology approach</text:p>
          </table:table-cell>
          <table:table-cell office:value-type="float" office:value="2013" calcext:value-type="float">
            <text:p>2013</text:p>
          </table:table-cell>
          <table:table-cell table:style-name="ce2" table:formula="of:= [.A31] / (2016 - [.C31])" office:value-type="float" office:value="0.666666666666667" calcext:value-type="float">
            <text:p>0.6666666667</text:p>
          </table:table-cell>
          <table:table-cell table:style-name="ce9" table:formula="of:= [.A31] / (2015 - [.C31])" office:value-type="float" office:value="1" calcext:value-type="float">
            <text:p>1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6" office:value-type="string" calcext:value-type="string">
            <text:p><text:s/>Encouraging Behavioral Diversity in Evolutionary Robotics - <text:s/>An Empirical Study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table:formula="of:= [.A32] / (2016 - [.C32])" office:value-type="float" office:value="20.5" calcext:value-type="float">
            <text:p>20.5</text:p>
          </table:table-cell>
          <table:table-cell table:style-name="ce9" table:formula="of:= [.A32] / (2015 - [.C32])" office:value-type="float" office:value="27.3333333333333" calcext:value-type="float">
            <text:p>27.3333333333</text:p>
          </table:table-cell>
          <table:table-cell table:style-name="ce2"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nvironment-driven distributed evolutionary adaptation in a population of autonomous robotic agents</text:p>
          </table:table-cell>
          <table:table-cell office:value-type="float" office:value="2012" calcext:value-type="float">
            <text:p>2012</text:p>
          </table:table-cell>
          <table:table-cell table:style-name="ce2" table:formula="of:= [.A33] / (2016 - [.C33])" office:value-type="float" office:value="9.25" calcext:value-type="float">
            <text:p>9.25</text:p>
          </table:table-cell>
          <table:table-cell table:style-name="ce9" table:formula="of:= [.A33] / (2015 - [.C33])" office:value-type="float" office:value="12.3333333333333" calcext:value-type="float">
            <text:p>12.3333333333</text:p>
          </table:table-cell>
          <table:table-cell table:style-name="ce2"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istorical contingency affects signaling strategies and competitive abilities in evolving populations of simulated robots</text:p>
          </table:table-cell>
          <table:table-cell office:value-type="float" office:value="2012" calcext:value-type="float">
            <text:p>2012</text:p>
          </table:table-cell>
          <table:table-cell table:style-name="ce2" table:formula="of:= [.A34] / (2016 - [.C34])" office:value-type="float" office:value="6" calcext:value-type="float">
            <text:p>6</text:p>
          </table:table-cell>
          <table:table-cell table:style-name="ce9" table:formula="of:= [.A34] / (2015 - [.C34])" office:value-type="float" office:value="8" calcext:value-type="float">
            <text:p>8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Historical contingency affects signaling strategies and competitive abilities in evolving populations of simulated robots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table:formula="of:= [.A35] / (2016 - [.C35])" office:value-type="float" office:value="5.5" calcext:value-type="float">
            <text:p>5.5</text:p>
          </table:table-cell>
          <table:table-cell table:style-name="ce9" table:formula="of:= [.A35] / (2015 - [.C35])" office:value-type="float" office:value="7.33333333333333" calcext:value-type="float">
            <text:p>7.3333333333</text:p>
          </table:table-cell>
          <table:table-cell table:style-name="ce2"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rwin's Devices: What Evolving Robots Can Teach Us about the History of Life and the Future of Technology</text:p>
          </table:table-cell>
          <table:table-cell office:value-type="float" office:value="2012" calcext:value-type="float">
            <text:p>2012</text:p>
          </table:table-cell>
          <table:table-cell table:style-name="ce2" table:formula="of:= [.A36] / (2016 - [.C36])" office:value-type="float" office:value="4.25" calcext:value-type="float">
            <text:p>4.25</text:p>
          </table:table-cell>
          <table:table-cell table:style-name="ce9" table:formula="of:= [.A36] / (2015 - [.C36])" office:value-type="float" office:value="5.66666666666667" calcext:value-type="float">
            <text:p>5.6666666667</text:p>
          </table:table-cell>
          <table:table-cell table:style-name="ce2"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olving deceptive tasks in robot body-brain co-evolution by searching for behavioral novelty</text:p>
          </table:table-cell>
          <table:table-cell office:value-type="float" office:value="2012" calcext:value-type="float">
            <text:p>2012</text:p>
          </table:table-cell>
          <table:table-cell table:style-name="ce2" table:formula="of:= [.A37] / (2016 - [.C37])" office:value-type="float" office:value="3.75" calcext:value-type="float">
            <text:p>3.75</text:p>
          </table:table-cell>
          <table:table-cell table:style-name="ce9" table:formula="of:= [.A37] / (2015 - [.C37])" office:value-type="float" office:value="5" calcext:value-type="float">
            <text:p>5</text:p>
          </table:table-cell>
          <table:table-cell table:style-name="ce2"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volution of locomotion in a simulated quadruped robot and transferral to reality</text:p>
          </table:table-cell>
          <table:table-cell office:value-type="float" office:value="2012" calcext:value-type="float">
            <text:p>2012</text:p>
          </table:table-cell>
          <table:table-cell table:style-name="ce2" table:formula="of:= [.A38] / (2016 - [.C38])" office:value-type="float" office:value="2.5" calcext:value-type="float">
            <text:p>2.5</text:p>
          </table:table-cell>
          <table:table-cell table:style-name="ce9" table:formula="of:= [.A38] / (2015 - [.C38])" office:value-type="float" office:value="3.33333333333333" calcext:value-type="float">
            <text:p>3.3333333333</text:p>
          </table:table-cell>
          <table:table-cell table:style-name="ce2"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cell-based developmental model to generate robot morphologies</text:p>
          </table:table-cell>
          <table:table-cell office:value-type="float" office:value="2012" calcext:value-type="float">
            <text:p>2012</text:p>
          </table:table-cell>
          <table:table-cell table:style-name="ce2" table:formula="of:= [.A39] / (2016 - [.C39])" office:value-type="float" office:value="1.75" calcext:value-type="float">
            <text:p>1.75</text:p>
          </table:table-cell>
          <table:table-cell table:style-name="ce9" table:formula="of:= [.A39] / (2015 - [.C39])" office:value-type="float" office:value="2.33333333333333" calcext:value-type="float">
            <text:p>2.3333333333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<text:s/>An algorithm to create phenotype-fitness map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table:formula="of:= [.A40] / (2016 - [.C40])" office:value-type="float" office:value="1" calcext:value-type="float">
            <text:p>1</text:p>
          </table:table-cell>
          <table:table-cell table:style-name="ce13" table:formula="of:= [.A40] / (2015 - [.C40])" office:value-type="float" office:value="1.33333333333333" calcext:value-type="float">
            <text:p>1.3333333333</text:p>
          </table:table-cell>
          <table:table-cell table:style-name="ce2"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roducing novelty search in evolutionary swarm robotics</text:p>
          </table:table-cell>
          <table:table-cell office:value-type="float" office:value="2012" calcext:value-type="float">
            <text:p>2012</text:p>
          </table:table-cell>
          <table:table-cell table:style-name="ce2" table:formula="of:= [.A41] / (2016 - [.C41])" office:value-type="float" office:value="1" calcext:value-type="float">
            <text:p>1</text:p>
          </table:table-cell>
          <table:table-cell table:style-name="ce9" table:formula="of:= [.A41] / (2015 - [.C41])" office:value-type="float" office:value="1.33333333333333" calcext:value-type="float">
            <text:p>1.333333333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6" office:value-type="string" calcext:value-type="string">
            <text:p>Blondie24: Playing at the Edge of AI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 [.A42] / (2016 - [.C42])" office:value-type="float" office:value="51" calcext:value-type="float">
            <text:p>51</text:p>
          </table:table-cell>
          <table:table-cell table:style-name="ce9" table:formula="of:= [.A42] / (2015 - [.C42])" office:value-type="float" office:value="63.75" calcext:value-type="float">
            <text:p>63.7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6" office:value-type="string" calcext:value-type="string">
            <text:p>Abandoning objectives: Evolution through the search for novelty alone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 [.A43] / (2016 - [.C43])" office:value-type="float" office:value="40" calcext:value-type="float">
            <text:p>40</text:p>
          </table:table-cell>
          <table:table-cell table:style-name="ce9" table:formula="of:= [.A43] / (2015 - [.C43])" office:value-type="float" office:value="50" calcext:value-type="float">
            <text:p>50</text:p>
          </table:table-cell>
          <table:table-cell table:style-name="ce2"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ovelty-based multiobjectivization</text:p>
          </table:table-cell>
          <table:table-cell office:value-type="float" office:value="2011" calcext:value-type="float">
            <text:p>2011</text:p>
          </table:table-cell>
          <table:table-cell table:style-name="ce2" table:formula="of:= [.A44] / (2016 - [.C44])" office:value-type="float" office:value="14.6" calcext:value-type="float">
            <text:p>14.6</text:p>
          </table:table-cell>
          <table:table-cell table:style-name="ce9" table:formula="of:= [.A44] / (2015 - [.C44])" office:value-type="float" office:value="18.25" calcext:value-type="float">
            <text:p>18.2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6" office:value-type="string" calcext:value-type="string">
            <text:p>On the performance of indirect encoding across the continuum of regularity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 [.A45] / (2016 - [.C45])" office:value-type="float" office:value="13.6" calcext:value-type="float">
            <text:p>13.6</text:p>
          </table:table-cell>
          <table:table-cell table:style-name="ce9" table:formula="of:= [.A45] / (2015 - [.C45])" office:value-type="float" office:value="17" calcext:value-type="float">
            <text:p>17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6" office:value-type="string" calcext:value-type="string">
            <text:p>morphological change in machines accelerates the evolution of robust behavior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 [.A46] / (2016 - [.C46])" office:value-type="float" office:value="11.4" calcext:value-type="float">
            <text:p>11.4</text:p>
          </table:table-cell>
          <table:table-cell table:style-name="ce9" table:formula="of:= [.A46] / (2015 - [.C46])" office:value-type="float" office:value="14.25" calcext:value-type="float">
            <text:p>14.2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Autonomous self-reconfiguration of modular robots by evolving a hierarchical mechanochemical model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 [.A47] / (2016 - [.C47])" office:value-type="float" office:value="8.8" calcext:value-type="float">
            <text:p>8.8</text:p>
          </table:table-cell>
          <table:table-cell table:style-name="ce9" table:formula="of:= [.A47] / (2015 - [.C47])" office:value-type="float" office:value="11" calcext:value-type="float">
            <text:p>11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7" office:value-type="string" calcext:value-type="string">
            <text:p>Morphogenetic robotics: An emerging new field in developmental robotics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 [.A48] / (2016 - [.C48])" office:value-type="float" office:value="8.2" calcext:value-type="float">
            <text:p>8.2</text:p>
          </table:table-cell>
          <table:table-cell table:style-name="ce9" table:formula="of:= [.A48] / (2015 - [.C48])" office:value-type="float" office:value="10.25" calcext:value-type="float">
            <text:p>10.25</text:p>
          </table:table-cell>
          <table:table-cell table:style-name="ce2"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 quantitative test of Hamilton's rule for the evolution of altruism</text:p>
          </table:table-cell>
          <table:table-cell office:value-type="float" office:value="2011" calcext:value-type="float">
            <text:p>2011</text:p>
          </table:table-cell>
          <table:table-cell table:style-name="ce2" table:formula="of:= [.A49] / (2016 - [.C49])" office:value-type="float" office:value="8.2" calcext:value-type="float">
            <text:p>8.2</text:p>
          </table:table-cell>
          <table:table-cell table:style-name="ce9" table:formula="of:= [.A49] / (2015 - [.C49])" office:value-type="float" office:value="10.25" calcext:value-type="float">
            <text:p>10.25</text:p>
          </table:table-cell>
          <table:table-cell table:style-name="ce2"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nstraining connectivity to encourage modularity in HyperNEAT</text:p>
          </table:table-cell>
          <table:table-cell office:value-type="float" office:value="2011" calcext:value-type="float">
            <text:p>2011</text:p>
          </table:table-cell>
          <table:table-cell table:style-name="ce2" table:formula="of:= [.A50] / (2016 - [.C50])" office:value-type="float" office:value="8" calcext:value-type="float">
            <text:p>8</text:p>
          </table:table-cell>
          <table:table-cell table:style-name="ce9" table:formula="of:= [.A50] / (2015 - [.C50])" office:value-type="float" office:value="10" calcext:value-type="float">
            <text:p>10</text:p>
          </table:table-cell>
          <table:table-cell table:style-name="ce2"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hen novelty is not enough</text:p>
          </table:table-cell>
          <table:table-cell office:value-type="float" office:value="2011" calcext:value-type="float">
            <text:p>2011</text:p>
          </table:table-cell>
          <table:table-cell table:style-name="ce2" table:formula="of:= [.A51] / (2016 - [.C51])" office:value-type="float" office:value="6.2" calcext:value-type="float">
            <text:p>6.2</text:p>
          </table:table-cell>
          <table:table-cell table:style-name="ce9" table:formula="of:= [.A51] / (2015 - [.C51])" office:value-type="float" office:value="7.75" calcext:value-type="float">
            <text:p>7.75</text:p>
          </table:table-cell>
          <table:table-cell table:style-name="ce2"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volving robot gaits in hardware: the HyperNEAT generative encoding vs. parameter optimization</text:p>
          </table:table-cell>
          <table:table-cell office:value-type="float" office:value="2011" calcext:value-type="float">
            <text:p>2011</text:p>
          </table:table-cell>
          <table:table-cell table:style-name="ce2" table:formula="of:= [.A52] / (2016 - [.C52])" office:value-type="float" office:value="6.2" calcext:value-type="float">
            <text:p>6.2</text:p>
          </table:table-cell>
          <table:table-cell table:style-name="ce9" table:formula="of:= [.A52] / (2015 - [.C52])" office:value-type="float" office:value="7.75" calcext:value-type="float">
            <text:p>7.7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Integrated information increases with fitness in the evolution of animats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 [.A53] / (2016 - [.C53])" office:value-type="float" office:value="6" calcext:value-type="float">
            <text:p>6</text:p>
          </table:table-cell>
          <table:table-cell table:style-name="ce9" table:formula="of:= [.A53] / (2015 - [.C53])" office:value-type="float" office:value="7.5" calcext:value-type="float">
            <text:p>7.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<text:s/>Evolutionary robotics - <text:s/>Exploring new horizons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 [.A54] / (2016 - [.C54])" office:value-type="float" office:value="5.2" calcext:value-type="float">
            <text:p>5.2</text:p>
          </table:table-cell>
          <table:table-cell table:style-name="ce9" table:formula="of:= [.A54] / (2015 - [.C54])" office:value-type="float" office:value="6.5" calcext:value-type="float">
            <text:p>6.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<text:s/>An algorithm for distributed on-line, on-board evolutionary robotics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 [.A55] / (2016 - [.C55])" office:value-type="float" office:value="3.8" calcext:value-type="float">
            <text:p>3.8</text:p>
          </table:table-cell>
          <table:table-cell table:style-name="ce9" table:formula="of:= [.A55] / (2015 - [.C55])" office:value-type="float" office:value="4.75" calcext:value-type="float">
            <text:p>4.7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Speciation in behavioral space for evolutionary robotics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 [.A56] / (2016 - [.C56])" office:value-type="float" office:value="3.4" calcext:value-type="float">
            <text:p>3.4</text:p>
          </table:table-cell>
          <table:table-cell table:style-name="ce9" table:formula="of:= [.A56] / (2015 - [.C56])" office:value-type="float" office:value="4.25" calcext:value-type="float">
            <text:p>4.25</text:p>
          </table:table-cell>
          <table:table-cell table:style-name="ce2"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volving complete robots with CPPN-NEAT: the utility of recurrent connections</text:p>
          </table:table-cell>
          <table:table-cell office:value-type="float" office:value="2011" calcext:value-type="float">
            <text:p>2011</text:p>
          </table:table-cell>
          <table:table-cell table:style-name="ce2" table:formula="of:= [.A57] / (2016 - [.C57])" office:value-type="float" office:value="2.8" calcext:value-type="float">
            <text:p>2.8</text:p>
          </table:table-cell>
          <table:table-cell table:style-name="ce9" table:formula="of:= [.A57] / (2015 - [.C57])" office:value-type="float" office:value="3.5" calcext:value-type="float">
            <text:p>3.5</text:p>
          </table:table-cell>
          <table:table-cell table:style-name="ce2"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 the relationships between synaptic plasticity and generative systems</text:p>
          </table:table-cell>
          <table:table-cell office:value-type="float" office:value="2011" calcext:value-type="float">
            <text:p>2011</text:p>
          </table:table-cell>
          <table:table-cell table:style-name="ce2" table:formula="of:= [.A58] / (2016 - [.C58])" office:value-type="float" office:value="2.2" calcext:value-type="float">
            <text:p>2.2</text:p>
          </table:table-cell>
          <table:table-cell table:style-name="ce9" table:formula="of:= [.A58] / (2015 - [.C58])" office:value-type="float" office:value="2.75" calcext:value-type="float">
            <text:p>2.7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Racing to improve on-line, on-board evolutionary robotics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formula="of:= [.A59] / (2016 - [.C59])" office:value-type="float" office:value="1.6" calcext:value-type="float">
            <text:p>1.6</text:p>
          </table:table-cell>
          <table:table-cell table:style-name="ce9" table:formula="of:= [.A59] / (2015 - [.C59])" office:value-type="float" office:value="2" calcext:value-type="float">
            <text:p>2</text:p>
          </table:table-cell>
          <table:table-cell table:style-name="ce2"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rviving the tragedy of commons: emergence of altruism in a population of evolving autonomous agents</text:p>
          </table:table-cell>
          <table:table-cell office:value-type="float" office:value="2011" calcext:value-type="float">
            <text:p>2011</text:p>
          </table:table-cell>
          <table:table-cell table:style-name="ce2" table:formula="of:= [.A60] / (2016 - [.C60])" office:value-type="float" office:value="0.8" calcext:value-type="float">
            <text:p>0.8</text:p>
          </table:table-cell>
          <table:table-cell table:style-name="ce9" table:formula="of:= [.A60] / (2015 - [.C60])" office:value-type="float" office:value="1" calcext:value-type="float">
            <text:p>1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<text:s/>Common tasks in Evolutionary Robotics, an overview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table:formula="of:= [.A61] / (2016 - [.C61])" office:value-type="float" office:value="0.4" calcext:value-type="float">
            <text:p>0.4</text:p>
          </table:table-cell>
          <table:table-cell table:style-name="ce13" table:formula="of:= [.A61] / (2015 - [.C61])" office:value-type="float" office:value="0.5" calcext:value-type="float">
            <text:p>0.5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Why evolutionary robotics will matter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table:formula="of:= [.A62] / (2016 - [.C62])" office:value-type="float" office:value="0.4" calcext:value-type="float">
            <text:p>0.4</text:p>
          </table:table-cell>
          <table:table-cell table:style-name="ce13" table:formula="of:= [.A62] / (2015 - [.C62])" office:value-type="float" office:value="0.5" calcext:value-type="float">
            <text:p>0.5</text:p>
          </table:table-cell>
          <table:table-cell table:style-name="ce2"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volution of adaptive behaviour in robots by means of Darwinian selection</text:p>
          </table:table-cell>
          <table:table-cell office:value-type="float" office:value="2010" calcext:value-type="float">
            <text:p>2010</text:p>
          </table:table-cell>
          <table:table-cell table:style-name="ce2" table:formula="of:= [.A63] / (2016 - [.C63])" office:value-type="float" office:value="15.6666666666667" calcext:value-type="float">
            <text:p>15.6666666667</text:p>
          </table:table-cell>
          <table:table-cell table:style-name="ce9" table:formula="of:= [.A63] / (2015 - [.C63])" office:value-type="float" office:value="18.8" calcext:value-type="float">
            <text:p>18.8</text:p>
          </table:table-cell>
          <table:table-cell table:style-name="ce2"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pecialization can drive the evolution of modularity</text:p>
          </table:table-cell>
          <table:table-cell office:value-type="float" office:value="2010" calcext:value-type="float">
            <text:p>2010</text:p>
          </table:table-cell>
          <table:table-cell table:style-name="ce2" table:formula="of:= [.A64] / (2016 - [.C64])" office:value-type="float" office:value="13.6666666666667" calcext:value-type="float">
            <text:p>13.6666666667</text:p>
          </table:table-cell>
          <table:table-cell table:style-name="ce9" table:formula="of:= [.A64] / (2015 - [.C64])" office:value-type="float" office:value="16.4" calcext:value-type="float">
            <text:p>16.4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<text:s/>Crossing the reality gap in evolutionary robotics by promoting transferable controllers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formula="of:= [.A65] / (2016 - [.C65])" office:value-type="float" office:value="7.5" calcext:value-type="float">
            <text:p>7.5</text:p>
          </table:table-cell>
          <table:table-cell table:style-name="ce9" table:formula="of:= [.A65] / (2015 - [.C65])" office:value-type="float" office:value="9" calcext:value-type="float">
            <text:p>9</text:p>
          </table:table-cell>
          <table:table-cell table:style-name="ce2"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nvestigating whether hyperneat produces modular neural networks</text:p>
          </table:table-cell>
          <table:table-cell office:value-type="float" office:value="2010" calcext:value-type="float">
            <text:p>2010</text:p>
          </table:table-cell>
          <table:table-cell table:style-name="ce2" table:formula="of:= [.A66] / (2016 - [.C66])" office:value-type="float" office:value="6.5" calcext:value-type="float">
            <text:p>6.5</text:p>
          </table:table-cell>
          <table:table-cell table:style-name="ce9" table:formula="of:= [.A66] / (2015 - [.C66])" office:value-type="float" office:value="7.8" calcext:value-type="float">
            <text:p>7.8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<text:s/>Behavioral diversity measures for evolutionary robotics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formula="of:= [.A67] / (2016 - [.C67])" office:value-type="float" office:value="6.16666666666667" calcext:value-type="float">
            <text:p>6.1666666667</text:p>
          </table:table-cell>
          <table:table-cell table:style-name="ce9" table:formula="of:= [.A67] / (2015 - [.C67])" office:value-type="float" office:value="7.4" calcext:value-type="float">
            <text:p>7.4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<text:s/>A hormone-based controller for evolutionary multi-modular robotics - <text:s/>From single modules to gait learning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formula="of:= [.A68] / (2016 - [.C68])" office:value-type="float" office:value="5" calcext:value-type="float">
            <text:p>5</text:p>
          </table:table-cell>
          <table:table-cell table:style-name="ce9" table:formula="of:= [.A68] / (2015 - [.C68])" office:value-type="float" office:value="6" calcext:value-type="float">
            <text:p>6</text:p>
          </table:table-cell>
          <table:table-cell table:style-name="ce2"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volvability and speed of evolutionary algorithms in light of recent developments in biology</text:p>
          </table:table-cell>
          <table:table-cell office:value-type="float" office:value="2010" calcext:value-type="float">
            <text:p>2010</text:p>
          </table:table-cell>
          <table:table-cell table:style-name="ce2" table:formula="of:= [.A69] / (2016 - [.C69])" office:value-type="float" office:value="4.5" calcext:value-type="float">
            <text:p>4.5</text:p>
          </table:table-cell>
          <table:table-cell table:style-name="ce9" table:formula="of:= [.A69] / (2015 - [.C69])" office:value-type="float" office:value="5.4" calcext:value-type="float">
            <text:p>5.4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Information dynamics of evolved agents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formula="of:= [.A70] / (2016 - [.C70])" office:value-type="float" office:value="4.33333333333333" calcext:value-type="float">
            <text:p>4.3333333333</text:p>
          </table:table-cell>
          <table:table-cell table:style-name="ce9" table:formula="of:= [.A70] / (2015 - [.C70])" office:value-type="float" office:value="5.2" calcext:value-type="float">
            <text:p>5.2</text:p>
          </table:table-cell>
          <table:table-cell table:style-name="ce2"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e utility of evolving simulated robot morphology increases with task complexity for object manipulation</text:p>
          </table:table-cell>
          <table:table-cell office:value-type="float" office:value="2010" calcext:value-type="float">
            <text:p>2010</text:p>
          </table:table-cell>
          <table:table-cell table:style-name="ce2" table:formula="of:= [.A71] / (2016 - [.C71])" office:value-type="float" office:value="3.16666666666667" calcext:value-type="float">
            <text:p>3.1666666667</text:p>
          </table:table-cell>
          <table:table-cell table:style-name="ce9" table:formula="of:= [.A71] / (2015 - [.C71])" office:value-type="float" office:value="3.8" calcext:value-type="float">
            <text:p>3.8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<text:s/>Exploring the Kuramoto model of coupled oscillators in minimally cognitive evolutionary robotics tasks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formula="of:= [.A72] / (2016 - [.C72])" office:value-type="float" office:value="2.83333333333333" calcext:value-type="float">
            <text:p>2.8333333333</text:p>
          </table:table-cell>
          <table:table-cell table:style-name="ce9" table:formula="of:= [.A72] / (2015 - [.C72])" office:value-type="float" office:value="3.4" calcext:value-type="float">
            <text:p>3.4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<text:s/>Enaction, Embodiment, Evolutionary Robotics - <text:s/>Simulation Models for a Post-Cognitivist Science of Mind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formula="of:= [.A73] / (2016 - [.C73])" office:value-type="float" office:value="2.33333333333333" calcext:value-type="float">
            <text:p>2.3333333333</text:p>
          </table:table-cell>
          <table:table-cell table:style-name="ce9" table:formula="of:= [.A73] / (2015 - [.C73])" office:value-type="float" office:value="2.8" calcext:value-type="float">
            <text:p>2.8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<text:s/>Self-adaptive mutation in on-line, on-board evolutionary robotics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formula="of:= [.A74] / (2016 - [.C74])" office:value-type="float" office:value="1.33333333333333" calcext:value-type="float">
            <text:p>1.3333333333</text:p>
          </table:table-cell>
          <table:table-cell table:style-name="ce9" table:formula="of:= [.A74] / (2015 - [.C74])" office:value-type="float" office:value="1.6" calcext:value-type="float">
            <text:p>1.6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 office:value-type="string" calcext:value-type="string">
            <text:p>Open-Ended Evolutionary Robotics: an Information Theoretic Approach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table:formula="of:= [.A75] / (2016 - [.C75])" office:value-type="float" office:value="1.16666666666667" calcext:value-type="float">
            <text:p>1.1666666667</text:p>
          </table:table-cell>
          <table:table-cell table:style-name="ce13" table:formula="of:= [.A75] / (2015 - [.C75])" office:value-type="float" office:value="1.4" calcext:value-type="float">
            <text:p>1.4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<text:s/>Morphological evolution of freeform robots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table:formula="of:= [.A76] / (2016 - [.C76])" office:value-type="float" office:value="0.5" calcext:value-type="float">
            <text:p>0.5</text:p>
          </table:table-cell>
          <table:table-cell table:style-name="ce13" table:formula="of:= [.A76] / (2015 - [.C76])" office:value-type="float" office:value="0.6" calcext:value-type="float">
            <text:p>0.6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<text:s/>A profile-based method for hardware/software co-design applied in evolutionary robotics using reconfigurable computing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table:formula="of:= [.A77] / (2016 - [.C77])" office:value-type="float" office:value="0.333333333333333" calcext:value-type="float">
            <text:p>0.3333333333</text:p>
          </table:table-cell>
          <table:table-cell table:style-name="ce13" table:formula="of:= [.A77] / (2015 - [.C77])" office:value-type="float" office:value="0.4" calcext:value-type="float">
            <text:p>0.4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8" office:value-type="string" calcext:value-type="string">
            <text:p>HW/SW co-design architecture for evolutionary robotics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table:formula="of:= [.A78] / (2016 - [.C78])" office:value-type="float" office:value="0.333333333333333" calcext:value-type="float">
            <text:p>0.3333333333</text:p>
          </table:table-cell>
          <table:table-cell table:style-name="ce13" table:formula="of:= [.A78] / (2015 - [.C78])" office:value-type="float" office:value="0.4" calcext:value-type="float">
            <text:p>0.4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<text:s/>Age based controller stabilization in Evolutionary Robotics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table:formula="of:= [.A79] / (2016 - [.C79])" office:value-type="float" office:value="0.166666666666667" calcext:value-type="float">
            <text:p>0.1666666667</text:p>
          </table:table-cell>
          <table:table-cell table:style-name="ce13" table:formula="of:= [.A79] / (2015 - [.C79])" office:value-type="float" office:value="0.2" calcext:value-type="float">
            <text:p>0.2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8" office:value-type="string" calcext:value-type="string">
            <text:p>Evolvability in evolutionary robotics: Evolving the genotype-phenotype mapping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table:formula="of:= [.A80] / (2016 - [.C80])" office:value-type="float" office:value="0.166666666666667" calcext:value-type="float">
            <text:p>0.1666666667</text:p>
          </table:table-cell>
          <table:table-cell table:style-name="ce13" table:formula="of:= [.A80] / (2015 - [.C80])" office:value-type="float" office:value="0.2" calcext:value-type="float">
            <text:p>0.2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6" office:value-type="string" calcext:value-type="string">
            <text:p><text:s/>A hypercube-based encoding for evolving large-scale neural networks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table:formula="of:= [.A81] / (2016 - [.C81])" office:value-type="float" office:value="32.7142857142857" calcext:value-type="float">
            <text:p>32.7142857143</text:p>
          </table:table-cell>
          <table:table-cell table:style-name="ce9" table:formula="of:= [.A81] / (2015 - [.C81])" office:value-type="float" office:value="38.1666666666667" calcext:value-type="float">
            <text:p>38.1666666667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6" office:value-type="string" calcext:value-type="string">
            <text:p><text:s/>Fitness functions in evolutionary robotics - <text:s/>A survey and analysis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table:formula="of:= [.A82] / (2016 - [.C82])" office:value-type="float" office:value="20.5714285714286" calcext:value-type="float">
            <text:p>20.5714285714</text:p>
          </table:table-cell>
          <table:table-cell table:style-name="ce9" table:formula="of:= [.A82] / (2015 - [.C82])" office:value-type="float" office:value="24" calcext:value-type="float">
            <text:p>24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6" office:value-type="string" calcext:value-type="string">
            <text:p>Evolving coordinated quadruped gaits with the HyperNEAT generative encoding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table:formula="of:= [.A83] / (2016 - [.C83])" office:value-type="float" office:value="16.2857142857143" calcext:value-type="float">
            <text:p>16.2857142857</text:p>
          </table:table-cell>
          <table:table-cell table:style-name="ce9" table:formula="of:= [.A83] / (2015 - [.C83])" office:value-type="float" office:value="19" calcext:value-type="float">
            <text:p>19</text:p>
          </table:table-cell>
          <table:table-cell table:style-name="ce2"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volved swarming without positioning information: an application in aerial communication relay</text:p>
          </table:table-cell>
          <table:table-cell office:value-type="float" office:value="2009" calcext:value-type="float">
            <text:p>2009</text:p>
          </table:table-cell>
          <table:table-cell table:style-name="ce2" table:formula="of:= [.A84] / (2016 - [.C84])" office:value-type="float" office:value="8.57142857142857" calcext:value-type="float">
            <text:p>8.5714285714</text:p>
          </table:table-cell>
          <table:table-cell table:style-name="ce9" table:formula="of:= [.A84] / (2015 - [.C84])" office:value-type="float" office:value="10" calcext:value-type="float">
            <text:p>10</text:p>
          </table:table-cell>
          <table:table-cell table:style-name="ce2"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e evolution of information suppression in communicating robots with conflicting interests</text:p>
          </table:table-cell>
          <table:table-cell office:value-type="float" office:value="2009" calcext:value-type="float">
            <text:p>2009</text:p>
          </table:table-cell>
          <table:table-cell table:style-name="ce2" table:formula="of:= [.A85] / (2016 - [.C85])" office:value-type="float" office:value="7" calcext:value-type="float">
            <text:p>7</text:p>
          </table:table-cell>
          <table:table-cell table:style-name="ce9" table:formula="of:= [.A85] / (2015 - [.C85])" office:value-type="float" office:value="8.16666666666667" calcext:value-type="float">
            <text:p>8.1666666667</text:p>
          </table:table-cell>
          <table:table-cell table:style-name="ce2"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ow novelty search escapes the deceptive trap of learning to learn</text:p>
          </table:table-cell>
          <table:table-cell office:value-type="float" office:value="2009" calcext:value-type="float">
            <text:p>2009</text:p>
          </table:table-cell>
          <table:table-cell table:style-name="ce2" table:formula="of:= [.A86] / (2016 - [.C86])" office:value-type="float" office:value="7" calcext:value-type="float">
            <text:p>7</text:p>
          </table:table-cell>
          <table:table-cell table:style-name="ce9" table:formula="of:= [.A86] / (2015 - [.C86])" office:value-type="float" office:value="8.16666666666667" calcext:value-type="float">
            <text:p>8.1666666667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<text:s/>Evolutionary robotics - <text:s/>The next-generation-platform for on-line and on-board artificial evolution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table:formula="of:= [.A87] / (2016 - [.C87])" office:value-type="float" office:value="5.28571428571429" calcext:value-type="float">
            <text:p>5.2857142857</text:p>
          </table:table-cell>
          <table:table-cell table:style-name="ce9" table:formula="of:= [.A87] / (2015 - [.C87])" office:value-type="float" office:value="6.16666666666667" calcext:value-type="float">
            <text:p>6.1666666667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<text:s/>Open-ended on-board evolutionary robotics for robot swarms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table:formula="of:= [.A88] / (2016 - [.C88])" office:value-type="float" office:value="2.42857142857143" calcext:value-type="float">
            <text:p>2.4285714286</text:p>
          </table:table-cell>
          <table:table-cell table:style-name="ce9" table:formula="of:= [.A88] / (2015 - [.C88])" office:value-type="float" office:value="2.83333333333333" calcext:value-type="float">
            <text:p>2.833333333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Memory-enhanced evolutionary robotics: The echo state network approach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table:formula="of:= [.A89] / (2016 - [.C89])" office:value-type="float" office:value="2.42857142857143" calcext:value-type="float">
            <text:p>2.4285714286</text:p>
          </table:table-cell>
          <table:table-cell table:style-name="ce9" table:formula="of:= [.A89] / (2015 - [.C89])" office:value-type="float" office:value="2.83333333333333" calcext:value-type="float">
            <text:p>2.833333333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<text:s/>A completely evolvable genotype-phenotype mapping for evolutionary robotics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table:formula="of:= [.A90] / (2016 - [.C90])" office:value-type="float" office:value="1.28571428571429" calcext:value-type="float">
            <text:p>1.2857142857</text:p>
          </table:table-cell>
          <table:table-cell table:style-name="ce9" table:formula="of:= [.A90] / (2015 - [.C90])" office:value-type="float" office:value="1.5" calcext:value-type="float">
            <text:p>1.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<text:s/>Extending the Evolutionary Robotics approach to flying machines - <text:s/>An application to MAV teams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table:formula="of:= [.A91] / (2016 - [.C91])" office:value-type="float" office:value="1.28571428571429" calcext:value-type="float">
            <text:p>1.2857142857</text:p>
          </table:table-cell>
          <table:table-cell table:style-name="ce9" table:formula="of:= [.A91] / (2015 - [.C91])" office:value-type="float" office:value="1.5" calcext:value-type="float">
            <text:p>1.5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Self-reflection in evolutionary robotics: resilient adaptation with a minimum of physical exploration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table:formula="of:= [.A92] / (2016 - [.C92])" office:value-type="float" office:value="1.14285714285714" calcext:value-type="float">
            <text:p>1.1428571429</text:p>
          </table:table-cell>
          <table:table-cell table:style-name="ce13" table:formula="of:= [.A92] / (2015 - [.C92])" office:value-type="float" office:value="1.33333333333333" calcext:value-type="float">
            <text:p>1.3333333333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 office:value-type="string" calcext:value-type="string">
            <text:p>Evolving non-autonomous neuromorphic flight control for a flapping-wing mechanical insect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table:formula="of:= [.A93] / (2016 - [.C93])" office:value-type="float" office:value="1" calcext:value-type="float">
            <text:p>1</text:p>
          </table:table-cell>
          <table:table-cell table:style-name="ce13" table:formula="of:= [.A93] / (2015 - [.C93])" office:value-type="float" office:value="1.16666666666667" calcext:value-type="float">
            <text:p>1.1666666667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<text:s/>Evolutions of communication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table:formula="of:= [.A94] / (2016 - [.C94])" office:value-type="float" office:value="0.285714285714286" calcext:value-type="float">
            <text:p>0.2857142857</text:p>
          </table:table-cell>
          <table:table-cell table:style-name="ce13" table:formula="of:= [.A94] / (2015 - [.C94])" office:value-type="float" office:value="0.333333333333333" calcext:value-type="float">
            <text:p>0.3333333333</text:p>
          </table:table-cell>
          <table:table-cell table:style-name="ce2" table:number-columns-repeated="101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oft robotics: Biological inspiration, state of the art, and future research</text:p>
          </table:table-cell>
          <table:table-cell office:value-type="float" office:value="2008" calcext:value-type="float">
            <text:p>2008</text:p>
          </table:table-cell>
          <table:table-cell table:style-name="ce2" table:formula="of:= [.A95] / (2016 - [.C95])" office:value-type="float" office:value="41.875" calcext:value-type="float">
            <text:p>41.875</text:p>
          </table:table-cell>
          <table:table-cell table:style-name="ce9" table:formula="of:= [.A95] / (2015 - [.C95])" office:value-type="float" office:value="47.8571428571429" calcext:value-type="float">
            <text:p>47.8571428571</text:p>
          </table:table-cell>
          <table:table-cell table:style-name="ce2" table:number-columns-repeated="101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Is evolvability evolvable?</text:p>
          </table:table-cell>
          <table:table-cell office:value-type="float" office:value="2008" calcext:value-type="float">
            <text:p>2008</text:p>
          </table:table-cell>
          <table:table-cell table:style-name="ce2" table:formula="of:= [.A96] / (2016 - [.C96])" office:value-type="float" office:value="31.125" calcext:value-type="float">
            <text:p>31.125</text:p>
          </table:table-cell>
          <table:table-cell table:style-name="ce9" table:formula="of:= [.A96] / (2015 - [.C96])" office:value-type="float" office:value="35.5714285714286" calcext:value-type="float">
            <text:p>35.5714285714</text:p>
          </table:table-cell>
          <table:table-cell table:style-name="ce2"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Exploiting Open-Endedness to Solve Problems Through the Search for Novelty.</text:p>
          </table:table-cell>
          <table:table-cell office:value-type="float" office:value="2008" calcext:value-type="float">
            <text:p>2008</text:p>
          </table:table-cell>
          <table:table-cell table:style-name="ce2" table:formula="of:= [.A97] / (2016 - [.C97])" office:value-type="float" office:value="19" calcext:value-type="float">
            <text:p>19</text:p>
          </table:table-cell>
          <table:table-cell table:style-name="ce9" table:formula="of:= [.A97] / (2015 - [.C97])" office:value-type="float" office:value="21.7142857142857" calcext:value-type="float">
            <text:p>21.714285714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Evolutionary Swarm Robotics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table:formula="of:= [.A98] / (2016 - [.C98])" office:value-type="float" office:value="8" calcext:value-type="float">
            <text:p>8</text:p>
          </table:table-cell>
          <table:table-cell table:style-name="ce9" table:formula="of:= [.A98] / (2015 - [.C98])" office:value-type="float" office:value="9.14285714285714" calcext:value-type="float">
            <text:p>9.1428571429</text:p>
          </table:table-cell>
          <table:table-cell table:style-name="ce2"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NNAG: a modular, regular and hierarchical encoding for neural-networks based on attribute grammars</text:p>
          </table:table-cell>
          <table:table-cell office:value-type="float" office:value="2008" calcext:value-type="float">
            <text:p>2008</text:p>
          </table:table-cell>
          <table:table-cell table:style-name="ce2" table:formula="of:= [.A99] / (2016 - [.C99])" office:value-type="float" office:value="2.875" calcext:value-type="float">
            <text:p>2.875</text:p>
          </table:table-cell>
          <table:table-cell table:style-name="ce9" table:formula="of:= [.A99] / (2015 - [.C99])" office:value-type="float" office:value="3.28571428571429" calcext:value-type="float">
            <text:p>3.2857142857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 office:value-type="string" calcext:value-type="string">
            <text:p>Further explorations in evolutionary humanoid robotic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table:formula="of:= [.A100] / (2016 - [.C100])" office:value-type="float" office:value="1.125" calcext:value-type="float">
            <text:p>1.125</text:p>
          </table:table-cell>
          <table:table-cell table:style-name="ce13" table:formula="of:= [.A100] / (2015 - [.C100])" office:value-type="float" office:value="1.28571428571429" calcext:value-type="float">
            <text:p>1.2857142857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 office:value-type="string" calcext:value-type="string">
            <text:p>The role of social and cognitive factors in the emergence of communication: experiments in evolutionary robotic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table:formula="of:= [.A101] / (2016 - [.C101])" office:value-type="float" office:value="1" calcext:value-type="float">
            <text:p>1</text:p>
          </table:table-cell>
          <table:table-cell table:style-name="ce13" table:formula="of:= [.A101] / (2015 - [.C101])" office:value-type="float" office:value="1.14285714285714" calcext:value-type="float">
            <text:p>1.1428571429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string" calcext:value-type="string">
            <text:p><text:s/>Breedbot - <text:s/>an evolutionary robotics application in digital content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table:formula="of:= [.A102] / (2016 - [.C102])" office:value-type="float" office:value="0.875" calcext:value-type="float">
            <text:p>0.875</text:p>
          </table:table-cell>
          <table:table-cell table:style-name="ce13" table:formula="of:= [.A102] / (2015 - [.C102])" office:value-type="float" office:value="1" calcext:value-type="float">
            <text:p>1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Hardware accelerator for evolutionary robotic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table:formula="of:= [.A103] / (2016 - [.C103])" office:value-type="float" office:value="0.25" calcext:value-type="float">
            <text:p>0.25</text:p>
          </table:table-cell>
          <table:table-cell table:style-name="ce13" table:formula="of:= [.A103] / (2015 - [.C103])" office:value-type="float" office:value="0.285714285714286" calcext:value-type="float">
            <text:p>0.2857142857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6" office:value-type="string" calcext:value-type="string">
            <text:p><text:s/>Compositional pattern producing networks - <text:s/>A novel abstraction of development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table:formula="of:= [.A104] / (2016 - [.C104])" office:value-type="float" office:value="27.3333333333333" calcext:value-type="float">
            <text:p>27.3333333333</text:p>
          </table:table-cell>
          <table:table-cell table:style-name="ce9" table:formula="of:= [.A104] / (2015 - [.C104])" office:value-type="float" office:value="30.75" calcext:value-type="float">
            <text:p>30.75</text:p>
          </table:table-cell>
          <table:table-cell table:style-name="ce2"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volutionary conditions for the emergence of communication in robots</text:p>
          </table:table-cell>
          <table:table-cell office:value-type="float" office:value="2007" calcext:value-type="float">
            <text:p>2007</text:p>
          </table:table-cell>
          <table:table-cell table:style-name="ce2" table:formula="of:= [.A105] / (2016 - [.C105])" office:value-type="float" office:value="17.7777777777778" calcext:value-type="float">
            <text:p>17.7777777778</text:p>
          </table:table-cell>
          <table:table-cell table:style-name="ce9" table:formula="of:= [.A105] / (2015 - [.C105])" office:value-type="float" office:value="20" calcext:value-type="float">
            <text:p>20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6" office:value-type="string" calcext:value-type="string">
            <text:p><text:s/>Evolved and designed self-reproducing modular robotics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table:formula="of:= [.A106] / (2016 - [.C106])" office:value-type="float" office:value="12.3333333333333" calcext:value-type="float">
            <text:p>12.3333333333</text:p>
          </table:table-cell>
          <table:table-cell table:style-name="ce9" table:formula="of:= [.A106] / (2015 - [.C106])" office:value-type="float" office:value="13.875" calcext:value-type="float">
            <text:p>13.87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6" office:value-type="string" calcext:value-type="string">
            <text:p><text:s/>Self-organized coordinated motion in groups of physically connected robots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table:formula="of:= [.A107] / (2016 - [.C107])" office:value-type="float" office:value="7.77777777777778" calcext:value-type="float">
            <text:p>7.7777777778</text:p>
          </table:table-cell>
          <table:table-cell table:style-name="ce9" table:formula="of:= [.A107] / (2015 - [.C107])" office:value-type="float" office:value="8.75" calcext:value-type="float">
            <text:p>8.7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6" office:value-type="string" calcext:value-type="string">
            <text:p><text:s/>Principles of modularity, regularity, and hierarchy for scalable systems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table:formula="of:= [.A108] / (2016 - [.C108])" office:value-type="float" office:value="6.77777777777778" calcext:value-type="float">
            <text:p>6.7777777778</text:p>
          </table:table-cell>
          <table:table-cell table:style-name="ce9" table:formula="of:= [.A108] / (2015 - [.C108])" office:value-type="float" office:value="7.625" calcext:value-type="float">
            <text:p>7.62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6" office:value-type="string" calcext:value-type="string">
            <text:p><text:s/>Estimating dinosaur maximum running speeds using evolutionary robotics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table:formula="of:= [.A109] / (2016 - [.C109])" office:value-type="float" office:value="6.66666666666667" calcext:value-type="float">
            <text:p>6.6666666667</text:p>
          </table:table-cell>
          <table:table-cell table:style-name="ce9" table:formula="of:= [.A109] / (2015 - [.C109])" office:value-type="float" office:value="7.5" calcext:value-type="float">
            <text:p>7.5</text:p>
          </table:table-cell>
          <table:table-cell table:style-name="ce2"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olecubes: An open-source modular robotics kit</text:p>
          </table:table-cell>
          <table:table-cell office:value-type="float" office:value="2007" calcext:value-type="float">
            <text:p>2007</text:p>
          </table:table-cell>
          <table:table-cell table:style-name="ce2" table:formula="of:= [.A110] / (2016 - [.C110])" office:value-type="float" office:value="6.33333333333333" calcext:value-type="float">
            <text:p>6.3333333333</text:p>
          </table:table-cell>
          <table:table-cell table:style-name="ce9" table:formula="of:= [.A110] / (2015 - [.C110])" office:value-type="float" office:value="7.125" calcext:value-type="float">
            <text:p>7.12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<text:s/>Combining simulation and reality in evolutionary robotics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table:formula="of:= [.A111] / (2016 - [.C111])" office:value-type="float" office:value="4.44444444444444" calcext:value-type="float">
            <text:p>4.4444444444</text:p>
          </table:table-cell>
          <table:table-cell table:style-name="ce9" table:formula="of:= [.A111] / (2015 - [.C111])" office:value-type="float" office:value="5" calcext:value-type="float">
            <text:p>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Co-evolutionary algorithm for structural damage identification using minimal physical testing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table:formula="of:= [.A112] / (2016 - [.C112])" office:value-type="float" office:value="4.33333333333333" calcext:value-type="float">
            <text:p>4.3333333333</text:p>
          </table:table-cell>
          <table:table-cell table:style-name="ce9" table:formula="of:= [.A112] / (2015 - [.C112])" office:value-type="float" office:value="4.875" calcext:value-type="float">
            <text:p>4.87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<text:s/>New models for old questions - <text:s/>Evolutionary robotics and the ‘A not B’error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table:formula="of:= [.A113] / (2016 - [.C113])" office:value-type="float" office:value="2.77777777777778" calcext:value-type="float">
            <text:p>2.7777777778</text:p>
          </table:table-cell>
          <table:table-cell table:style-name="ce9" table:formula="of:= [.A113] / (2015 - [.C113])" office:value-type="float" office:value="3.125" calcext:value-type="float">
            <text:p>3.12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<text:s/>Evolutionary robotics - <text:s/>Emergence of communication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table:formula="of:= [.A114] / (2016 - [.C114])" office:value-type="float" office:value="1.55555555555556" calcext:value-type="float">
            <text:p>1.5555555556</text:p>
          </table:table-cell>
          <table:table-cell table:style-name="ce9" table:formula="of:= [.A114] / (2015 - [.C114])" office:value-type="float" office:value="1.75" calcext:value-type="float">
            <text:p>1.75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<text:s/>Challenges and opportunities of evolutionary robotics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table:formula="of:= [.A115] / (2016 - [.C115])" office:value-type="float" office:value="0.888888888888889" calcext:value-type="float">
            <text:p>0.8888888889</text:p>
          </table:table-cell>
          <table:table-cell table:style-name="ce13" table:formula="of:= [.A115] / (2015 - [.C115])" office:value-type="float" office:value="1" calcext:value-type="float">
            <text:p>1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<text:s/>Evolutionary humanoid robotics - <text:s/>past, present and future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table:formula="of:= [.A116] / (2016 - [.C116])" office:value-type="float" office:value="0.666666666666667" calcext:value-type="float">
            <text:p>0.6666666667</text:p>
          </table:table-cell>
          <table:table-cell table:style-name="ce13" table:formula="of:= [.A116] / (2015 - [.C116])" office:value-type="float" office:value="0.75" calcext:value-type="float">
            <text:p>0.7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7" office:value-type="string" calcext:value-type="string">
            <text:p>Resilient machines through continuous self-modeling.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table:formula="of:= [.A117] / (2016 - [.C117])" office:value-type="float" office:value="37.6" calcext:value-type="float">
            <text:p>37.6</text:p>
          </table:table-cell>
          <table:table-cell table:style-name="ce9" table:formula="of:= [.A117] / (2015 - [.C117])" office:value-type="float" office:value="41.7777777777778" calcext:value-type="float">
            <text:p>41.7777777778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6" office:value-type="string" calcext:value-type="string">
            <text:p>Design and control of tensegrity robots for locomotion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table:formula="of:= [.A118] / (2016 - [.C118])" office:value-type="float" office:value="13.8" calcext:value-type="float">
            <text:p>13.8</text:p>
          </table:table-cell>
          <table:table-cell table:style-name="ce9" table:formula="of:= [.A118] / (2015 - [.C118])" office:value-type="float" office:value="15.3333333333333" calcext:value-type="float">
            <text:p>15.333333333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Evolving a real-world vehicle warning system.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table:formula="of:= [.A119] / (2016 - [.C119])" office:value-type="float" office:value="4.7" calcext:value-type="float">
            <text:p>4.7</text:p>
          </table:table-cell>
          <table:table-cell table:style-name="ce9" table:formula="of:= [.A119] / (2015 - [.C119])" office:value-type="float" office:value="5.22222222222222" calcext:value-type="float">
            <text:p>5.2222222222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7" office:value-type="string" calcext:value-type="string">
            <text:p>Evolutionary Robotics for Legged Machines: From Simulation to Physical Reality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table:formula="of:= [.A120] / (2016 - [.C120])" office:value-type="float" office:value="3.8" calcext:value-type="float">
            <text:p>3.8</text:p>
          </table:table-cell>
          <table:table-cell table:style-name="ce9" table:formula="of:= [.A120] / (2015 - [.C120])" office:value-type="float" office:value="4.22222222222222" calcext:value-type="float">
            <text:p>4.2222222222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What Do Robots Dream Of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table:formula="of:= [.A121] / (2016 - [.C121])" office:value-type="float" office:value="2.9" calcext:value-type="float">
            <text:p>2.9</text:p>
          </table:table-cell>
          <table:table-cell table:style-name="ce9" table:formula="of:= [.A121] / (2015 - [.C121])" office:value-type="float" office:value="3.22222222222222" calcext:value-type="float">
            <text:p>3.2222222222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Automated Synthesis of Body Schema using Multiple Sensor Modalities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table:formula="of:= [.A122] / (2016 - [.C122])" office:value-type="float" office:value="2.5" calcext:value-type="float">
            <text:p>2.5</text:p>
          </table:table-cell>
          <table:table-cell table:style-name="ce9" table:formula="of:= [.A122] / (2015 - [.C122])" office:value-type="float" office:value="2.77777777777778" calcext:value-type="float">
            <text:p>2.7777777778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 office:value-type="string" calcext:value-type="string">
            <text:p>Evolutionary robotics, anticipation and the reality gap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table:formula="of:= [.A123] / (2016 - [.C123])" office:value-type="float" office:value="1.2" calcext:value-type="float">
            <text:p>1.2</text:p>
          </table:table-cell>
          <table:table-cell table:style-name="ce13" table:formula="of:= [.A123] / (2015 - [.C123])" office:value-type="float" office:value="1.33333333333333" calcext:value-type="float">
            <text:p>1.3333333333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 office:value-type="string" calcext:value-type="string">
            <text:p>Using direct competition to select for competent controllers in evolutionary robotic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table:formula="of:= [.A124] / (2016 - [.C124])" office:value-type="float" office:value="1.1" calcext:value-type="float">
            <text:p>1.1</text:p>
          </table:table-cell>
          <table:table-cell table:style-name="ce13" table:formula="of:= [.A124] / (2015 - [.C124])" office:value-type="float" office:value="1.22222222222222" calcext:value-type="float">
            <text:p>1.2222222222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<text:s/>Developmental analysis in evolutionary robotics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table:formula="of:= [.A125] / (2016 - [.C125])" office:value-type="float" office:value="0.8" calcext:value-type="float">
            <text:p>0.8</text:p>
          </table:table-cell>
          <table:table-cell table:style-name="ce13" table:formula="of:= [.A125] / (2015 - [.C125])" office:value-type="float" office:value="0.888888888888889" calcext:value-type="float">
            <text:p>0.8888888889</text:p>
          </table:table-cell>
          <table:table-cell table:style-name="ce2"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olution and Development of Neural Net-works Controlling Locomotion, Gradient-Following and Obstacle-Avoidance in Artificial Insects</text:p>
          </table:table-cell>
          <table:table-cell office:value-type="float" office:value="2006" calcext:value-type="float">
            <text:p>2006</text:p>
          </table:table-cell>
          <table:table-cell table:style-name="ce2" table:formula="of:= [.A126] / (2016 - [.C126])" office:value-type="float" office:value="0.4" calcext:value-type="float">
            <text:p>0.4</text:p>
          </table:table-cell>
          <table:table-cell table:style-name="ce9" table:formula="of:= [.A126] / (2015 - [.C126])" office:value-type="float" office:value="0.444444444444444" calcext:value-type="float">
            <text:p>0.4444444444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6" office:value-type="string" calcext:value-type="string">
            <text:p><text:s/>Spontaneous evolution of modularity and network motifs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table:formula="of:= [.A127] / (2016 - [.C127])" office:value-type="float" office:value="45.2727272727273" calcext:value-type="float">
            <text:p>45.2727272727</text:p>
          </table:table-cell>
          <table:table-cell table:style-name="ce9" table:formula="of:= [.A127] / (2015 - [.C127])" office:value-type="float" office:value="49.8" calcext:value-type="float">
            <text:p>49.8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6" office:value-type="string" calcext:value-type="string">
            <text:p><text:s/>Robotics - <text:s/>Self-reproducing machines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table:formula="of:= [.A128] / (2016 - [.C128])" office:value-type="float" office:value="23.2727272727273" calcext:value-type="float">
            <text:p>23.2727272727</text:p>
          </table:table-cell>
          <table:table-cell table:style-name="ce9" table:formula="of:= [.A128] / (2015 - [.C128])" office:value-type="float" office:value="25.6" calcext:value-type="float">
            <text:p>25.6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6" office:value-type="string" calcext:value-type="string">
            <text:p>Real-time neuroevolution in the NERO video Game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table:formula="of:= [.A129] / (2016 - [.C129])" office:value-type="float" office:value="23.1818181818182" calcext:value-type="float">
            <text:p>23.1818181818</text:p>
          </table:table-cell>
          <table:table-cell table:style-name="ce9" table:formula="of:= [.A129] / (2015 - [.C129])" office:value-type="float" office:value="25.5" calcext:value-type="float">
            <text:p>25.5</text:p>
          </table:table-cell>
          <table:table-cell table:style-name="ce2"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utonomous evolution of dynamic gaits with two quadruped robots</text:p>
          </table:table-cell>
          <table:table-cell office:value-type="float" office:value="2005" calcext:value-type="float">
            <text:p>2005</text:p>
          </table:table-cell>
          <table:table-cell table:style-name="ce2" table:formula="of:= [.A130] / (2016 - [.C130])" office:value-type="float" office:value="11.5454545454545" calcext:value-type="float">
            <text:p>11.5454545455</text:p>
          </table:table-cell>
          <table:table-cell table:style-name="ce9" table:formula="of:= [.A130] / (2015 - [.C130])" office:value-type="float" office:value="12.7" calcext:value-type="float">
            <text:p>12.7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6" office:value-type="string" calcext:value-type="string">
            <text:p>Active Coevolutionary Learning of Deterministic Finite Automata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table:formula="of:= [.A131] / (2016 - [.C131])" office:value-type="float" office:value="4.72727272727273" calcext:value-type="float">
            <text:p>4.7272727273</text:p>
          </table:table-cell>
          <table:table-cell table:style-name="ce9" table:formula="of:= [.A131] / (2015 - [.C131])" office:value-type="float" office:value="5.2" calcext:value-type="float">
            <text:p>5.2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 office:value-type="string" calcext:value-type="string">
            <text:p>Evolutionary swarm intelligence applied to robotics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table:formula="of:= [.A132] / (2016 - [.C132])" office:value-type="float" office:value="0.636363636363636" calcext:value-type="float">
            <text:p>0.6363636364</text:p>
          </table:table-cell>
          <table:table-cell table:style-name="ce13" table:formula="of:= [.A132] / (2015 - [.C132])" office:value-type="float" office:value="0.7" calcext:value-type="float">
            <text:p>0.7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<text:s/>Transference of evolved unmanned aerial vehicle controllers to a wheeled mobile robot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table:formula="of:= [.A133] / (2016 - [.C133])" office:value-type="float" office:value="0.545454545454545" calcext:value-type="float">
            <text:p>0.5454545455</text:p>
          </table:table-cell>
          <table:table-cell table:style-name="ce13" table:formula="of:= [.A133] / (2015 - [.C133])" office:value-type="float" office:value="0.6" calcext:value-type="float">
            <text:p>0.6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<text:s/>Evolutionary Robotics - <text:s/>incremental learning of sequential behavior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table:formula="of:= [.A134] / (2016 - [.C134])" office:value-type="float" office:value="0.181818181818182" calcext:value-type="float">
            <text:p>0.1818181818</text:p>
          </table:table-cell>
          <table:table-cell table:style-name="ce13" table:formula="of:= [.A134] / (2015 - [.C134])" office:value-type="float" office:value="0.2" calcext:value-type="float">
            <text:p>0.2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8" office:value-type="string" calcext:value-type="string">
            <text:p>Evolving Boids : Using a Genetic Algorithm to Develop Boid Behaviors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table:formula="of:= [.A135] / (2016 - [.C135])" office:value-type="float" office:value="0.0909090909090909" calcext:value-type="float">
            <text:p>0.0909090909</text:p>
          </table:table-cell>
          <table:table-cell table:style-name="ce13" table:formula="of:= [.A135] / (2015 - [.C135])" office:value-type="float" office:value="0.1" calcext:value-type="float">
            <text:p>0.1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6" office:value-type="string" calcext:value-type="string">
            <text:p>Competitive coevolution through evolutionary complexification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36] / (2016 - [.C136])" office:value-type="float" office:value="30.25" calcext:value-type="float">
            <text:p>30.25</text:p>
          </table:table-cell>
          <table:table-cell table:style-name="ce9" table:formula="of:= [.A136] / (2015 - [.C136])" office:value-type="float" office:value="33" calcext:value-type="float">
            <text:p>3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6" office:value-type="string" calcext:value-type="string">
            <text:p>MAPS IN THE BRAIN: What can we learn from them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37] / (2016 - [.C137])" office:value-type="float" office:value="18.4166666666667" calcext:value-type="float">
            <text:p>18.4166666667</text:p>
          </table:table-cell>
          <table:table-cell table:style-name="ce9" table:formula="of:= [.A137] / (2015 - [.C137])" office:value-type="float" office:value="20.0909090909091" calcext:value-type="float">
            <text:p>20.0909090909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6" office:value-type="string" calcext:value-type="string">
            <text:p>Evolving a self-repairing, self-regulating, French flag organism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38] / (2016 - [.C138])" office:value-type="float" office:value="13.0833333333333" calcext:value-type="float">
            <text:p>13.0833333333</text:p>
          </table:table-cell>
          <table:table-cell table:style-name="ce9" table:formula="of:= [.A138] / (2015 - [.C138])" office:value-type="float" office:value="14.2727272727273" calcext:value-type="float">
            <text:p>14.2727272727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6" office:value-type="string" calcext:value-type="string">
            <text:p>Maze exploration behaviors using an integrated evolutionary robotics environment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39] / (2016 - [.C139])" office:value-type="float" office:value="4.25" calcext:value-type="float">
            <text:p>4.25</text:p>
          </table:table-cell>
          <table:table-cell table:style-name="ce9" table:formula="of:= [.A139] / (2015 - [.C139])" office:value-type="float" office:value="4.63636363636364" calcext:value-type="float">
            <text:p>4.6363636364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<text:s/>Back to reality - <text:s/>Crossing the reality gap in evolutionary robotics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40] / (2016 - [.C140])" office:value-type="float" office:value="3.83333333333333" calcext:value-type="float">
            <text:p>3.8333333333</text:p>
          </table:table-cell>
          <table:table-cell table:style-name="ce9" table:formula="of:= [.A140] / (2015 - [.C140])" office:value-type="float" office:value="4.18181818181818" calcext:value-type="float">
            <text:p>4.1818181818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<text:s/>Toward open-ended evolutionary robotics - <text:s/>evolving elementary robotic units able to self-assemble and self-reproduce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41] / (2016 - [.C141])" office:value-type="float" office:value="3.33333333333333" calcext:value-type="float">
            <text:p>3.3333333333</text:p>
          </table:table-cell>
          <table:table-cell table:style-name="ce9" table:formula="of:= [.A141] / (2015 - [.C141])" office:value-type="float" office:value="3.63636363636364" calcext:value-type="float">
            <text:p>3.6363636364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Automated Damage Diagnosis and Recovery for Remote Robotics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42] / (2016 - [.C142])" office:value-type="float" office:value="2.66666666666667" calcext:value-type="float">
            <text:p>2.6666666667</text:p>
          </table:table-cell>
          <table:table-cell table:style-name="ce9" table:formula="of:= [.A142] / (2015 - [.C142])" office:value-type="float" office:value="2.90909090909091" calcext:value-type="float">
            <text:p>2.9090909091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<text:s/>Evaluating alternative gait strategies using evolutionary robotics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43] / (2016 - [.C143])" office:value-type="float" office:value="2.41666666666667" calcext:value-type="float">
            <text:p>2.4166666667</text:p>
          </table:table-cell>
          <table:table-cell table:style-name="ce9" table:formula="of:= [.A143] / (2015 - [.C143])" office:value-type="float" office:value="2.63636363636364" calcext:value-type="float">
            <text:p>2.6363636364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Evolving a neurocontroller through a process of embryogeny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44] / (2016 - [.C144])" office:value-type="float" office:value="2.33333333333333" calcext:value-type="float">
            <text:p>2.3333333333</text:p>
          </table:table-cell>
          <table:table-cell table:style-name="ce9" table:formula="of:= [.A144] / (2015 - [.C144])" office:value-type="float" office:value="2.54545454545455" calcext:value-type="float">
            <text:p>2.545454545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Evolving cognitive scaffolding and environment adaptation: a new research direction for evolutionary robotics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45] / (2016 - [.C145])" office:value-type="float" office:value="2.25" calcext:value-type="float">
            <text:p>2.25</text:p>
          </table:table-cell>
          <table:table-cell table:style-name="ce9" table:formula="of:= [.A145] / (2015 - [.C145])" office:value-type="float" office:value="2.45454545454545" calcext:value-type="float">
            <text:p>2.4545454545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<text:s/>Evolving autonomous biped control from simulation to reality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46] / (2016 - [.C146])" office:value-type="float" office:value="2" calcext:value-type="float">
            <text:p>2</text:p>
          </table:table-cell>
          <table:table-cell table:style-name="ce9" table:formula="of:= [.A146] / (2015 - [.C146])" office:value-type="float" office:value="2.18181818181818" calcext:value-type="float">
            <text:p>2.1818181818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Using embryonic stages to increase the evolvability of development.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47] / (2016 - [.C147])" office:value-type="float" office:value="1.83333333333333" calcext:value-type="float">
            <text:p>1.8333333333</text:p>
          </table:table-cell>
          <table:table-cell table:style-name="ce9" table:formula="of:= [.A147] / (2015 - [.C147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<text:s/>Evolving the neural controller for a robotic arm able to grasp objects on the basis of tactile sensors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48] / (2016 - [.C148])" office:value-type="float" office:value="1.75" calcext:value-type="float">
            <text:p>1.75</text:p>
          </table:table-cell>
          <table:table-cell table:style-name="ce9" table:formula="of:= [.A148] / (2015 - [.C148])" office:value-type="float" office:value="1.90909090909091" calcext:value-type="float">
            <text:p>1.909090909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volving modular neural networks to solve challenging control problems</text:p>
          </table:table-cell>
          <table:table-cell office:value-type="float" office:value="2004" calcext:value-type="float">
            <text:p>2004</text:p>
          </table:table-cell>
          <table:table-cell table:style-name="ce2" table:formula="of:= [.A149] / (2016 - [.C149])" office:value-type="float" office:value="1.66666666666667" calcext:value-type="float">
            <text:p>1.6666666667</text:p>
          </table:table-cell>
          <table:table-cell table:style-name="ce9" table:formula="of:= [.A149] / (2015 - [.C149])" office:value-type="float" office:value="1.81818181818182" calcext:value-type="float">
            <text:p>1.8181818182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<text:s/>Evolvable hardware in evolutionary robotics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formula="of:= [.A150] / (2016 - [.C150])" office:value-type="float" office:value="1.25" calcext:value-type="float">
            <text:p>1.25</text:p>
          </table:table-cell>
          <table:table-cell table:style-name="ce9" table:formula="of:= [.A150] / (2015 - [.C150])" office:value-type="float" office:value="1.36363636363636" calcext:value-type="float">
            <text:p>1.3636363636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Evolutionary Robotics The Use of Artificial Evolution in Robotic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table:formula="of:= [.A151] / (2016 - [.C151])" office:value-type="float" office:value="0.833333333333333" calcext:value-type="float">
            <text:p>0.8333333333</text:p>
          </table:table-cell>
          <table:table-cell table:style-name="ce13" table:formula="of:= [.A151] / (2015 - [.C151])" office:value-type="float" office:value="0.909090909090909" calcext:value-type="float">
            <text:p>0.9090909091</text:p>
          </table:table-cell>
          <table:table-cell table:number-columns-repeated="1019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6" office:value-type="string" calcext:value-type="string">
            <text:p><text:s/>A taxonomy for artificial embryogeny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table:formula="of:= [.A152] / (2016 - [.C152])" office:value-type="float" office:value="30.3076923076923" calcext:value-type="float">
            <text:p>30.3076923077</text:p>
          </table:table-cell>
          <table:table-cell table:style-name="ce9" table:formula="of:= [.A152] / (2015 - [.C152])" office:value-type="float" office:value="32.8333333333333" calcext:value-type="float">
            <text:p>32.8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6" office:value-type="string" calcext:value-type="string">
            <text:p>evolving controllers for a homogeneous system of physical robots: Structured cooperation with minimal sensors. 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table:formula="of:= [.A153] / (2016 - [.C153])" office:value-type="float" office:value="9.15384615384615" calcext:value-type="float">
            <text:p>9.1538461538</text:p>
          </table:table-cell>
          <table:table-cell table:style-name="ce9" table:formula="of:= [.A153] / (2015 - [.C153])" office:value-type="float" office:value="9.91666666666667" calcext:value-type="float">
            <text:p>9.91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6" office:value-type="string" calcext:value-type="string">
            <text:p>Harnessing morphogenesis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table:formula="of:= [.A154] / (2016 - [.C154])" office:value-type="float" office:value="8.69230769230769" calcext:value-type="float">
            <text:p>8.6923076923</text:p>
          </table:table-cell>
          <table:table-cell table:style-name="ce9" table:formula="of:= [.A154] / (2015 - [.C154])" office:value-type="float" office:value="9.41666666666667" calcext:value-type="float">
            <text:p>9.41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6" office:value-type="string" calcext:value-type="string">
            <text:p><text:s/>Evolving controllers for real robots - <text:s/>A survey of the literature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table:formula="of:= [.A155] / (2016 - [.C155])" office:value-type="float" office:value="5.15384615384615" calcext:value-type="float">
            <text:p>5.1538461538</text:p>
          </table:table-cell>
          <table:table-cell table:style-name="ce9" table:formula="of:= [.A155] / (2015 - [.C155])" office:value-type="float" office:value="5.58333333333333" calcext:value-type="float">
            <text:p>5.58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Predicting the metabolic energy costs of bipedalism using evolutionary robotics.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table:formula="of:= [.A156] / (2016 - [.C156])" office:value-type="float" office:value="3.07692307692308" calcext:value-type="float">
            <text:p>3.0769230769</text:p>
          </table:table-cell>
          <table:table-cell table:style-name="ce9" table:formula="of:= [.A156] / (2015 - [.C156])" office:value-type="float" office:value="3.33333333333333" calcext:value-type="float">
            <text:p>3.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<text:s/>Evolutionary robotics—A review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table:formula="of:= [.A157] / (2016 - [.C157])" office:value-type="float" office:value="2.61538461538462" calcext:value-type="float">
            <text:p>2.6153846154</text:p>
          </table:table-cell>
          <table:table-cell table:style-name="ce9" table:formula="of:= [.A157] / (2015 - [.C157])" office:value-type="float" office:value="2.83333333333333" calcext:value-type="float">
            <text:p>2.8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1314" calcext:value-type="float">
            <text:p>1314</text:p>
          </table:table-cell>
          <table:table-cell table:style-name="ce6" office:value-type="string" calcext:value-type="string">
            <text:p>Evolving neural networks through augmenting topologies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table:formula="of:= [.A158] / (2016 - [.C158])" office:value-type="float" office:value="93.8571428571429" calcext:value-type="float">
            <text:p>93.8571428571</text:p>
          </table:table-cell>
          <table:table-cell table:style-name="ce9" table:formula="of:= [.A158] / (2015 - [.C158])" office:value-type="float" office:value="101.076923076923" calcext:value-type="float">
            <text:p>101.0769230769</text:p>
          </table:table-cell>
          <table:table-cell table:number-columns-repeated="1019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6" office:value-type="string" calcext:value-type="string">
            <text:p>Creating high-level components with a generative representation for body-brain evolution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table:formula="of:= [.A159] / (2016 - [.C159])" office:value-type="float" office:value="15.9285714285714" calcext:value-type="float">
            <text:p>15.9285714286</text:p>
          </table:table-cell>
          <table:table-cell table:style-name="ce9" table:formula="of:= [.A159] / (2015 - [.C159])" office:value-type="float" office:value="17.1538461538462" calcext:value-type="float">
            <text:p>17.1538461538</text:p>
          </table:table-cell>
          <table:table-cell table:number-columns-repeated="101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mbodied evolution: Distributing an evolutionary algorithm in a population of robots</text:p>
          </table:table-cell>
          <table:table-cell office:value-type="float" office:value="2002" calcext:value-type="float">
            <text:p>2002</text:p>
          </table:table-cell>
          <table:table-cell table:style-name="ce2" table:formula="of:= [.A160] / (2016 - [.C160])" office:value-type="float" office:value="15.7857142857143" calcext:value-type="float">
            <text:p>15.7857142857</text:p>
          </table:table-cell>
          <table:table-cell table:style-name="ce9" table:formula="of:= [.A160] / (2015 - [.C160])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6" office:value-type="string" calcext:value-type="string">
            <text:p>Evolving modular genetic regulatory networks.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table:formula="of:= [.A161] / (2016 - [.C161])" office:value-type="float" office:value="14" calcext:value-type="float">
            <text:p>14</text:p>
          </table:table-cell>
          <table:table-cell table:style-name="ce9" table:formula="of:= [.A161] / (2015 - [.C161])" office:value-type="float" office:value="15.0769230769231" calcext:value-type="float">
            <text:p>15.0769230769</text:p>
          </table:table-cell>
          <table:table-cell table:number-columns-repeated="1019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6" office:value-type="string" calcext:value-type="string">
            <text:p>Evolution of central pattern generators for bipedal walking in a real-time physics environment.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table:formula="of:= [.A162] / (2016 - [.C162])" office:value-type="float" office:value="12" calcext:value-type="float">
            <text:p>12</text:p>
          </table:table-cell>
          <table:table-cell table:style-name="ce9" table:formula="of:= [.A162] / (2015 - [.C162])" office:value-type="float" office:value="12.9230769230769" calcext:value-type="float">
            <text:p>12.9230769231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<text:s/>Creation Of A Learning, Flying Robot By Means Of Evolution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table:formula="of:= [.A163] / (2016 - [.C163])" office:value-type="float" office:value="3.21428571428571" calcext:value-type="float">
            <text:p>3.2142857143</text:p>
          </table:table-cell>
          <table:table-cell table:style-name="ce9" table:formula="of:= [.A163] / (2015 - [.C163])" office:value-type="float" office:value="3.46153846153846" calcext:value-type="float">
            <text:p>3.4615384615</text:p>
          </table:table-cell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<text:s/>Interactive evolutionary robotics from different viewpoints of observation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table:formula="of:= [.A164] / (2016 - [.C164])" office:value-type="float" office:value="0.642857142857143" calcext:value-type="float">
            <text:p>0.6428571429</text:p>
          </table:table-cell>
          <table:table-cell table:style-name="ce13" table:formula="of:= [.A164] / (2015 - [.C164])" office:value-type="float" office:value="0.692307692307692" calcext:value-type="float">
            <text:p>0.6923076923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 office:value-type="string" calcext:value-type="string">
            <text:p>A Survey on evolutionary robotics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table:formula="of:= [.A165] / (2016 - [.C165])" office:value-type="float" office:value="0.357142857142857" calcext:value-type="float">
            <text:p>0.3571428571</text:p>
          </table:table-cell>
          <table:table-cell table:style-name="ce13" table:formula="of:= [.A165] / (2015 - [.C165])" office:value-type="float" office:value="0.384615384615385" calcext:value-type="float">
            <text:p>0.3846153846</text:p>
          </table:table-cell>
          <table:table-cell table:number-columns-repeated="1019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Completely derandomized self-adaptation in evolution strategies</text:p>
          </table:table-cell>
          <table:table-cell office:value-type="float" office:value="2001" calcext:value-type="float">
            <text:p>2001</text:p>
          </table:table-cell>
          <table:table-cell table:style-name="ce2" table:formula="of:= [.A166] / (2016 - [.C166])" office:value-type="float" office:value="115" calcext:value-type="float">
            <text:p>115</text:p>
          </table:table-cell>
          <table:table-cell table:style-name="ce9" table:formula="of:= [.A166] / (2015 - [.C166])" office:value-type="float" office:value="123.214285714286" calcext:value-type="float">
            <text:p>123.2142857143</text:p>
          </table:table-cell>
          <table:table-cell table:number-columns-repeated="1019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6" office:value-type="string" calcext:value-type="string">
            <text:p>The advantages of generative grammatical encodings for physical Design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table:formula="of:= [.A167] / (2016 - [.C167])" office:value-type="float" office:value="12.2666666666667" calcext:value-type="float">
            <text:p>12.2666666667</text:p>
          </table:table-cell>
          <table:table-cell table:style-name="ce9" table:formula="of:= [.A167] / (2015 - [.C167])" office:value-type="float" office:value="13.1428571428571" calcext:value-type="float">
            <text:p>13.1428571429</text:p>
          </table:table-cell>
          <table:table-cell table:number-columns-repeated="101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6" office:value-type="string" calcext:value-type="string">
            <text:p>Comparison of different genotype encodings for simulated 3D Agents.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table:formula="of:= [.A168] / (2016 - [.C168])" office:value-type="float" office:value="6.33333333333333" calcext:value-type="float">
            <text:p>6.3333333333</text:p>
          </table:table-cell>
          <table:table-cell table:style-name="ce9" table:formula="of:= [.A168] / (2015 - [.C168])" office:value-type="float" office:value="6.78571428571429" calcext:value-type="float">
            <text:p>6.7857142857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volution of adaptive synapses: Robots with fast adaptive behavior in new environments</text:p>
          </table:table-cell>
          <table:table-cell office:value-type="float" office:value="2001" calcext:value-type="float">
            <text:p>2001</text:p>
          </table:table-cell>
          <table:table-cell table:style-name="ce2" table:formula="of:= [.A169] / (2016 - [.C169])" office:value-type="float" office:value="6.26666666666667" calcext:value-type="float">
            <text:p>6.2666666667</text:p>
          </table:table-cell>
          <table:table-cell table:style-name="ce9" table:formula="of:= [.A169] / (2015 - [.C169])" office:value-type="float" office:value="6.71428571428571" calcext:value-type="float">
            <text:p>6.7142857143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Neutral networks in an evolutionary robotics search space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table:formula="of:= [.A170] / (2016 - [.C170])" office:value-type="float" office:value="3.06666666666667" calcext:value-type="float">
            <text:p>3.0666666667</text:p>
          </table:table-cell>
          <table:table-cell table:style-name="ce9" table:formula="of:= [.A170] / (2015 - [.C170])" office:value-type="float" office:value="3.28571428571429" calcext:value-type="float">
            <text:p>3.2857142857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Not measuring evolvability: initial investigation of an evolutionary robotics search space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table:formula="of:= [.A171] / (2016 - [.C171])" office:value-type="float" office:value="2.06666666666667" calcext:value-type="float">
            <text:p>2.0666666667</text:p>
          </table:table-cell>
          <table:table-cell table:style-name="ce9" table:formula="of:= [.A171] / (2015 - [.C171])" office:value-type="float" office:value="2.21428571428571" calcext:value-type="float">
            <text:p>2.2142857143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<text:s/>Adaptive robotics in entertainment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table:formula="of:= [.A172] / (2016 - [.C172])" office:value-type="float" office:value="1.73333333333333" calcext:value-type="float">
            <text:p>1.7333333333</text:p>
          </table:table-cell>
          <table:table-cell table:style-name="ce9" table:formula="of:= [.A172] / (2015 - [.C172])" office:value-type="float" office:value="1.85714285714286" calcext:value-type="float">
            <text:p>1.8571428571</text:p>
          </table:table-cell>
          <table:table-cell table:number-columns-repeated="1019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6" office:value-type="string" calcext:value-type="string">
            <text:p>Automatic design and manufacture of robotic lifeforms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 [.A173] / (2016 - [.C173])" office:value-type="float" office:value="40.5625" calcext:value-type="float">
            <text:p>40.5625</text:p>
          </table:table-cell>
          <table:table-cell table:style-name="ce9" table:formula="of:= [.A173] / (2015 - [.C173])" office:value-type="float" office:value="43.2666666666667" calcext:value-type="float">
            <text:p>43.2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6" office:value-type="string" calcext:value-type="string">
            <text:p><text:s/>Evolutionary robotics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 [.A174] / (2016 - [.C174])" office:value-type="float" office:value="26.125" calcext:value-type="float">
            <text:p>26.125</text:p>
          </table:table-cell>
          <table:table-cell table:style-name="ce9" table:formula="of:= [.A174] / (2015 - [.C174])" office:value-type="float" office:value="27.8666666666667" calcext:value-type="float">
            <text:p>27.8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9" office:value-type="string" calcext:value-type="string">
            <text:p>Evolutionary robots with on-line self-organization and behavioral fitness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 [.A175] / (2016 - [.C175])" office:value-type="float" office:value="13.8125" calcext:value-type="float">
            <text:p>13.8125</text:p>
          </table:table-cell>
          <table:table-cell table:style-name="ce9" table:formula="of:= [.A175] / (2015 - [.C175])" office:value-type="float" office:value="14.7333333333333" calcext:value-type="float">
            <text:p>14.7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6" office:value-type="string" calcext:value-type="string">
            <text:p>A developmental model for the evolution of artificial neural networks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 [.A176] / (2016 - [.C176])" office:value-type="float" office:value="5.8125" calcext:value-type="float">
            <text:p>5.8125</text:p>
          </table:table-cell>
          <table:table-cell table:style-name="ce9" table:formula="of:= [.A176] / (2015 - [.C176])" office:value-type="float" office:value="6.2" calcext:value-type="float">
            <text:p>6.2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6" office:value-type="string" calcext:value-type="string">
            <text:p>Evolutionary Techniques in Physical Robotics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 [.A177] / (2016 - [.C177])" office:value-type="float" office:value="4.5625" calcext:value-type="float">
            <text:p>4.5625</text:p>
          </table:table-cell>
          <table:table-cell table:style-name="ce9" table:formula="of:= [.A177] / (2015 - [.C177])" office:value-type="float" office:value="4.86666666666667" calcext:value-type="float">
            <text:p>4.8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6" office:value-type="string" calcext:value-type="string">
            <text:p>Investigating morphological symmetry and locomotive efficiency using virtual embodied evolution.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 [.A178] / (2016 - [.C178])" office:value-type="float" office:value="4.4375" calcext:value-type="float">
            <text:p>4.4375</text:p>
          </table:table-cell>
          <table:table-cell table:style-name="ce9" table:formula="of:= [.A178] / (2015 - [.C178])" office:value-type="float" office:value="4.73333333333333" calcext:value-type="float">
            <text:p>4.7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<text:s/>Evolutionary robotics - <text:s/>The next generation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 [.A179] / (2016 - [.C179])" office:value-type="float" office:value="4" calcext:value-type="float">
            <text:p>4</text:p>
          </table:table-cell>
          <table:table-cell table:style-name="ce9" table:formula="of:= [.A179] / (2015 - [.C179])" office:value-type="float" office:value="4.26666666666667" calcext:value-type="float">
            <text:p>4.2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<text:s/>Co-evolving model parameters for anytime learning in evolutionary robotics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 [.A180] / (2016 - [.C180])" office:value-type="float" office:value="1.8125" calcext:value-type="float">
            <text:p>1.8125</text:p>
          </table:table-cell>
          <table:table-cell table:style-name="ce9" table:formula="of:= [.A180] / (2015 - [.C180])" office:value-type="float" office:value="1.93333333333333" calcext:value-type="float">
            <text:p>1.9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Evolutionary robotics: coping with environmental change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 [.A181] / (2016 - [.C181])" office:value-type="float" office:value="1.6875" calcext:value-type="float">
            <text:p>1.6875</text:p>
          </table:table-cell>
          <table:table-cell table:style-name="ce9" table:formula="of:= [.A181] / (2015 - [.C181])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2" office:value-type="float" office:value="2241" calcext:value-type="float">
            <text:p>2241</text:p>
          </table:table-cell>
          <table:table-cell table:style-name="ce6" office:value-type="string" calcext:value-type="string">
            <text:p>Evolving artificial neural networks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table:formula="of:= [.A182] / (2016 - [.C182])" office:value-type="float" office:value="131.823529411765" calcext:value-type="float">
            <text:p>131.8235294118</text:p>
          </table:table-cell>
          <table:table-cell table:style-name="ce9" table:formula="of:= [.A182] / (2015 - [.C182])" office:value-type="float" office:value="140.0625" calcext:value-type="float">
            <text:p>140.0625</text:p>
          </table:table-cell>
          <table:table-cell table:number-columns-repeated="1019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6" office:value-type="string" calcext:value-type="string">
            <text:p>Neural Network Synthesis Using Cellular Encoding and the Genetic Algorithm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table:formula="of:= [.A183] / (2016 - [.C183])" office:value-type="float" office:value="24.1764705882353" calcext:value-type="float">
            <text:p>24.1764705882</text:p>
          </table:table-cell>
          <table:table-cell table:style-name="ce9" table:formula="of:= [.A183] / (2015 - [.C183])" office:value-type="float" office:value="25.6875" calcext:value-type="float">
            <text:p>25.6875</text:p>
          </table:table-cell>
          <table:table-cell table:number-columns-repeated="1019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6" office:value-type="string" calcext:value-type="string">
            <text:p><text:s/>Three Ways to Grow Designs: A Comparison of Embryogenies for an Evolutionary Design Problem.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table:formula="of:= [.A184] / (2016 - [.C184])" office:value-type="float" office:value="18.2352941176471" calcext:value-type="float">
            <text:p>18.2352941176</text:p>
          </table:table-cell>
          <table:table-cell table:style-name="ce9" table:formula="of:= [.A184] / (2015 - [.C184])" office:value-type="float" office:value="19.375" calcext:value-type="float">
            <text:p>19.375</text:p>
          </table:table-cell>
          <table:table-cell table:number-columns-repeated="101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Genome complexity, robustness and genetic interactions in digital organisms</text:p>
          </table:table-cell>
          <table:table-cell office:value-type="float" office:value="1999" calcext:value-type="float">
            <text:p>1999</text:p>
          </table:table-cell>
          <table:table-cell table:style-name="ce2" table:formula="of:= [.A185] / (2016 - [.C185])" office:value-type="float" office:value="14.7647058823529" calcext:value-type="float">
            <text:p>14.7647058824</text:p>
          </table:table-cell>
          <table:table-cell table:style-name="ce9" table:formula="of:= [.A185] / (2015 - [.C185])" office:value-type="float" office:value="15.6875" calcext:value-type="float">
            <text:p>15.6875</text:p>
          </table:table-cell>
          <table:table-cell table:number-columns-repeated="1019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6" office:value-type="string" calcext:value-type="string">
            <text:p>Solving non-Markovian control tasks with neuroevolution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table:formula="of:= [.A186] / (2016 - [.C186])" office:value-type="float" office:value="13.2941176470588" calcext:value-type="float">
            <text:p>13.2941176471</text:p>
          </table:table-cell>
          <table:table-cell table:style-name="ce9" table:formula="of:= [.A186] / (2015 - [.C186])" office:value-type="float" office:value="14.125" calcext:value-type="float">
            <text:p>14.125</text:p>
          </table:table-cell>
          <table:table-cell table:number-columns-repeated="1019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6" office:value-type="string" calcext:value-type="string">
            <text:p>Increasing genomic complexity by gene duplication and the origin of vertebrates.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table:formula="of:= [.A187] / (2016 - [.C187])" office:value-type="float" office:value="5.82352941176471" calcext:value-type="float">
            <text:p>5.8235294118</text:p>
          </table:table-cell>
          <table:table-cell table:style-name="ce9" table:formula="of:= [.A187] / (2015 - [.C187])" office:value-type="float" office:value="6.1875" calcext:value-type="float">
            <text:p>6.1875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<text:s/>Embodied evolution - <text:s/>A response to challenges in evolutionary robotics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table:formula="of:= [.A188] / (2016 - [.C188])" office:value-type="float" office:value="3.76470588235294" calcext:value-type="float">
            <text:p>3.7647058824</text:p>
          </table:table-cell>
          <table:table-cell table:style-name="ce9" table:formula="of:= [.A188] / (2015 - [.C188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<text:s/>A survey of robotic control systems constructed by using evolutionary computations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table:formula="of:= [.A189] / (2016 - [.C189])" office:value-type="float" office:value="1.23529411764706" calcext:value-type="float">
            <text:p>1.2352941176</text:p>
          </table:table-cell>
          <table:table-cell table:style-name="ce9" table:formula="of:= [.A189] / (2015 - [.C189])" office:value-type="float" office:value="1.3125" calcext:value-type="float">
            <text:p>1.3125</text:p>
          </table:table-cell>
          <table:table-cell table:number-columns-repeated="1019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6" office:value-type="string" calcext:value-type="string">
            <text:p><text:s/>Fitness sharing and niching methods revisited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table:formula="of:= [.A190] / (2016 - [.C190])" office:value-type="float" office:value="24" calcext:value-type="float">
            <text:p>24</text:p>
          </table:table-cell>
          <table:table-cell table:style-name="ce9" table:formula="of:= [.A190] / (2015 - [.C190])" office:value-type="float" office:value="25.4117647058824" calcext:value-type="float">
            <text:p>25.4117647059</text:p>
          </table:table-cell>
          <table:table-cell table:number-columns-repeated="1019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6" office:value-type="string" calcext:value-type="string">
            <text:p>Competition among body parts in the development and evolution of insect morphology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table:formula="of:= [.A191] / (2016 - [.C191])" office:value-type="float" office:value="14.2777777777778" calcext:value-type="float">
            <text:p>14.2777777778</text:p>
          </table:table-cell>
          <table:table-cell table:style-name="ce9" table:formula="of:= [.A191] / (2015 - [.C191])" office:value-type="float" office:value="15.1176470588235" calcext:value-type="float">
            <text:p>15.1176470588</text:p>
          </table:table-cell>
          <table:table-cell table:number-columns-repeated="1019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7" office:value-type="string" calcext:value-type="string">
            <text:p>Minimal Simulations For Evolutionary Robotics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table:formula="of:= [.A192] / (2016 - [.C192])" office:value-type="float" office:value="7.55555555555556" calcext:value-type="float">
            <text:p>7.5555555556</text:p>
          </table:table-cell>
          <table:table-cell table:style-name="ce9" table:formula="of:= [.A192] / (2015 - [.C192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unning across the reality gap: Octopod locomotion evolved in a minimal simulation</text:p>
          </table:table-cell>
          <table:table-cell office:value-type="float" office:value="1998" calcext:value-type="float">
            <text:p>1998</text:p>
          </table:table-cell>
          <table:table-cell table:style-name="ce2" table:formula="of:= [.A193] / (2016 - [.C193])" office:value-type="float" office:value="5.94444444444444" calcext:value-type="float">
            <text:p>5.9444444444</text:p>
          </table:table-cell>
          <table:table-cell table:style-name="ce9" table:formula="of:= [.A193] / (2015 - [.C193])" office:value-type="float" office:value="6.29411764705882" calcext:value-type="float">
            <text:p>6.2941176471</text:p>
          </table:table-cell>
          <table:table-cell table:number-columns-repeated="1019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6" office:value-type="string" calcext:value-type="string">
            <text:p><text:s/>Evolutionary robotics - <text:s/>Exploiting the full power of self-organization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table:formula="of:= [.A194] / (2016 - [.C194])" office:value-type="float" office:value="5.72222222222222" calcext:value-type="float">
            <text:p>5.7222222222</text:p>
          </table:table-cell>
          <table:table-cell table:style-name="ce9" table:formula="of:= [.A194] / (2015 - [.C194])" office:value-type="float" office:value="6.05882352941176" calcext:value-type="float">
            <text:p>6.0588235294</text:p>
          </table:table-cell>
          <table:table-cell table:number-columns-repeated="1019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6" office:value-type="string" calcext:value-type="string">
            <text:p><text:s/>Competitive co-evolutionary robotics - <text:s/>From theory to practice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table:formula="of:= [.A195] / (2016 - [.C195])" office:value-type="float" office:value="5.44444444444444" calcext:value-type="float">
            <text:p>5.4444444444</text:p>
          </table:table-cell>
          <table:table-cell table:style-name="ce9" table:formula="of:= [.A195] / (2015 - [.C195])" office:value-type="float" office:value="5.76470588235294" calcext:value-type="float">
            <text:p>5.7647058824</text:p>
          </table:table-cell>
          <table:table-cell table:number-columns-repeated="1019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6" office:value-type="string" calcext:value-type="string">
            <text:p><text:s/>Evolutionary Robotics-A children's game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table:formula="of:= [.A196] / (2016 - [.C196])" office:value-type="float" office:value="4.77777777777778" calcext:value-type="float">
            <text:p>4.7777777778</text:p>
          </table:table-cell>
          <table:table-cell table:style-name="ce9" table:formula="of:= [.A196] / (2015 - [.C196])" office:value-type="float" office:value="5.05882352941176" calcext:value-type="float">
            <text:p>5.0588235294</text:p>
          </table:table-cell>
          <table:table-cell table:number-columns-repeated="101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6" office:value-type="string" calcext:value-type="string">
            <text:p><text:s/>Evolutionary robotics - <text:s/>A survey of applications and problems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table:formula="of:= [.A197] / (2016 - [.C197])" office:value-type="float" office:value="4.44444444444444" calcext:value-type="float">
            <text:p>4.4444444444</text:p>
          </table:table-cell>
          <table:table-cell table:style-name="ce9" table:formula="of:= [.A197] / (2015 - [.C197])" office:value-type="float" office:value="4.70588235294118" calcext:value-type="float">
            <text:p>4.7058823529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7" office:value-type="string" calcext:value-type="string">
            <text:p>How Co-Evolution can Enhance the Adaptive Power of Artificial Evolution: Implications for Evolutionary Robotics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table:formula="of:= [.A198] / (2016 - [.C198])" office:value-type="float" office:value="2.5" calcext:value-type="float">
            <text:p>2.5</text:p>
          </table:table-cell>
          <table:table-cell table:style-name="ce9" table:formula="of:= [.A198] / (2015 - [.C198])" office:value-type="float" office:value="2.64705882352941" calcext:value-type="float">
            <text:p>2.6470588235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7" office:value-type="string" calcext:value-type="string">
            <text:p>Hardware solutions for evolutionary robotics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table:formula="of:= [.A199] / (2016 - [.C199])" office:value-type="float" office:value="2.11111111111111" calcext:value-type="float">
            <text:p>2.1111111111</text:p>
          </table:table-cell>
          <table:table-cell table:style-name="ce9" table:formula="of:= [.A199] / (2015 - [.C199])" office:value-type="float" office:value="2.23529411764706" calcext:value-type="float">
            <text:p>2.2352941176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Some problems (and a few solutions) for open-ended evolutionary robotics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table:formula="of:= [.A200] / (2016 - [.C200])" office:value-type="float" office:value="1.5" calcext:value-type="float">
            <text:p>1.5</text:p>
          </table:table-cell>
          <table:table-cell table:style-name="ce9" table:formula="of:= [.A200] / (2015 - [.C200])" office:value-type="float" office:value="1.58823529411765" calcext:value-type="float">
            <text:p>1.5882352941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Evolutionary robotics in behavior engineering and artificial life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table:formula="of:= [.A201] / (2016 - [.C201])" office:value-type="float" office:value="0.277777777777778" calcext:value-type="float">
            <text:p>0.2777777778</text:p>
          </table:table-cell>
          <table:table-cell table:style-name="ce13" table:formula="of:= [.A201] / (2015 - [.C201])" office:value-type="float" office:value="0.294117647058823" calcext:value-type="float">
            <text:p>0.2941176471</text:p>
          </table:table-cell>
          <table:table-cell table:number-columns-repeated="1019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6" office:value-type="string" calcext:value-type="string">
            <text:p>Evolving morphologies of simulated 3D organisms based on differential gene expression.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table:formula="of:= [.A202] / (2016 - [.C202])" office:value-type="float" office:value="16.7368421052632" calcext:value-type="float">
            <text:p>16.7368421053</text:p>
          </table:table-cell>
          <table:table-cell table:style-name="ce9" table:formula="of:= [.A202] / (2015 - [.C202])" office:value-type="float" office:value="17.6666666666667" calcext:value-type="float">
            <text:p>17.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6" office:value-type="string" calcext:value-type="string">
            <text:p><text:s/>Evolutionary robotics - <text:s/>the Sussex approach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table:formula="of:= [.A203] / (2016 - [.C203])" office:value-type="float" office:value="16.421052631579" calcext:value-type="float">
            <text:p>16.4210526316</text:p>
          </table:table-cell>
          <table:table-cell table:style-name="ce9" table:formula="of:= [.A203] / (2015 - [.C203])" office:value-type="float" office:value="17.3333333333333" calcext:value-type="float">
            <text:p>17.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6" office:value-type="string" calcext:value-type="string">
            <text:p>Evolutionary Robotics and the Radical Envelope-of-Noise Hypothesis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table:formula="of:= [.A204] / (2016 - [.C204])" office:value-type="float" office:value="12.9473684210526" calcext:value-type="float">
            <text:p>12.9473684211</text:p>
          </table:table-cell>
          <table:table-cell table:style-name="ce9" table:formula="of:= [.A204] / (2015 - [.C204])" office:value-type="float" office:value="13.6666666666667" calcext:value-type="float">
            <text:p>13.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7" office:value-type="string" calcext:value-type="string">
            <text:p>God save the red queen! Competition in co-evolutionary robotics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table:formula="of:= [.A205] / (2016 - [.C205])" office:value-type="float" office:value="6.57894736842105" calcext:value-type="float">
            <text:p>6.5789473684</text:p>
          </table:table-cell>
          <table:table-cell table:style-name="ce9" table:formula="of:= [.A205] / (2015 - [.C205])" office:value-type="float" office:value="6.94444444444444" calcext:value-type="float">
            <text:p>6.9444444444</text:p>
          </table:table-cell>
          <table:table-cell table:number-columns-repeated="101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6" office:value-type="string" calcext:value-type="string">
            <text:p><text:s/>Cellular encoding for interactive evolutionary robotics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table:formula="of:= [.A206] / (2016 - [.C206])" office:value-type="float" office:value="4.94736842105263" calcext:value-type="float">
            <text:p>4.9473684211</text:p>
          </table:table-cell>
          <table:table-cell table:style-name="ce9" table:formula="of:= [.A206] / (2015 - [.C206])" office:value-type="float" office:value="5.22222222222222" calcext:value-type="float">
            <text:p>5.2222222222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6" office:value-type="string" calcext:value-type="string">
            <text:p><text:s/>Generating adaptive behavior using function regression within genetic programming and a real robot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table:formula="of:= [.A207] / (2016 - [.C207])" office:value-type="float" office:value="2.57894736842105" calcext:value-type="float">
            <text:p>2.5789473684</text:p>
          </table:table-cell>
          <table:table-cell table:style-name="ce9" table:formula="of:= [.A207] / (2015 - [.C207])" office:value-type="float" office:value="2.72222222222222" calcext:value-type="float">
            <text:p>2.7222222222</text:p>
          </table:table-cell>
          <table:table-cell table:number-columns-repeated="1019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<text:s/>complex adaptations and the evolution of evolvability</text:p>
          </table:table-cell>
          <table:table-cell office:value-type="float" office:value="1996" calcext:value-type="float">
            <text:p>1996</text:p>
          </table:table-cell>
          <table:table-cell table:style-name="ce2" table:formula="of:= [.A208] / (2016 - [.C208])" office:value-type="float" office:value="65.75" calcext:value-type="float">
            <text:p>65.75</text:p>
          </table:table-cell>
          <table:table-cell table:style-name="ce9" table:formula="of:= [.A208] / (2015 - [.C208])" office:value-type="float" office:value="69.2105263157895" calcext:value-type="float">
            <text:p>69.2105263158</text:p>
          </table:table-cell>
          <table:table-cell table:number-columns-repeated="1019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6" office:value-type="string" calcext:value-type="string">
            <text:p>Efficient reinforcement learning through symbiotic evolution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table:formula="of:= [.A209] / (2016 - [.C209])" office:value-type="float" office:value="21.05" calcext:value-type="float">
            <text:p>21.05</text:p>
          </table:table-cell>
          <table:table-cell table:style-name="ce9" table:formula="of:= [.A209] / (2015 - [.C209])" office:value-type="float" office:value="22.1578947368421" calcext:value-type="float">
            <text:p>22.1578947368</text:p>
          </table:table-cell>
          <table:table-cell table:number-columns-repeated="1019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6" office:value-type="string" calcext:value-type="string">
            <text:p>A comparison between cellular encoding and direct encoding for genetic neural networks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table:formula="of:= [.A210] / (2016 - [.C210])" office:value-type="float" office:value="14.85" calcext:value-type="float">
            <text:p>14.85</text:p>
          </table:table-cell>
          <table:table-cell table:style-name="ce9" table:formula="of:= [.A210] / (2015 - [.C210])" office:value-type="float" office:value="15.6315789473684" calcext:value-type="float">
            <text:p>15.6315789474</text:p>
          </table:table-cell>
          <table:table-cell table:number-columns-repeated="1019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6" office:value-type="string" calcext:value-type="string">
            <text:p>Challenges in evolving controllers for physical robots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table:formula="of:= [.A211] / (2016 - [.C211])" office:value-type="float" office:value="13.75" calcext:value-type="float">
            <text:p>13.75</text:p>
          </table:table-cell>
          <table:table-cell table:style-name="ce9" table:formula="of:= [.A211] / (2015 - [.C211])" office:value-type="float" office:value="14.4736842105263" calcext:value-type="float">
            <text:p>14.4736842105</text:p>
          </table:table-cell>
          <table:table-cell table:number-columns-repeated="1019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6" office:value-type="string" calcext:value-type="string">
            <text:p><text:s/>evolving teamwork and coordination with genetic programming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table:formula="of:= [.A212] / (2016 - [.C212])" office:value-type="float" office:value="9.9" calcext:value-type="float">
            <text:p>9.9</text:p>
          </table:table-cell>
          <table:table-cell table:style-name="ce9" table:formula="of:= [.A212] / (2015 - [.C212])" office:value-type="float" office:value="10.4210526315789" calcext:value-type="float">
            <text:p>10.4210526316</text:p>
          </table:table-cell>
          <table:table-cell table:number-columns-repeated="1019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6" office:value-type="string" calcext:value-type="string">
            <text:p>A developmental model for the evolution of complete autonomous agents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table:formula="of:= [.A213] / (2016 - [.C213])" office:value-type="float" office:value="6.35" calcext:value-type="float">
            <text:p>6.35</text:p>
          </table:table-cell>
          <table:table-cell table:style-name="ce9" table:formula="of:= [.A213] / (2015 - [.C213])" office:value-type="float" office:value="6.68421052631579" calcext:value-type="float">
            <text:p>6.6842105263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7" office:value-type="string" calcext:value-type="string">
            <text:p>Evolutionary robotics-an overview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table:formula="of:= [.A214] / (2016 - [.C214])" office:value-type="float" office:value="1.7" calcext:value-type="float">
            <text:p>1.7</text:p>
          </table:table-cell>
          <table:table-cell table:style-name="ce9" table:formula="of:= [.A214] / (2015 - [.C214])" office:value-type="float" office:value="1.78947368421053" calcext:value-type="float">
            <text:p>1.7894736842</text:p>
          </table:table-cell>
          <table:table-cell table:number-columns-repeated="101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 office:value-type="string" calcext:value-type="string">
            <text:p>Evolutionary robotics at Sussex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table:formula="of:= [.A215] / (2016 - [.C215])" office:value-type="float" office:value="0.8" calcext:value-type="float">
            <text:p>0.8</text:p>
          </table:table-cell>
          <table:table-cell table:style-name="ce13" table:formula="of:= [.A215] / (2015 - [.C215])" office:value-type="float" office:value="0.842105263157895" calcext:value-type="float">
            <text:p>0.8421052632</text:p>
          </table:table-cell>
          <table:table-cell table:number-columns-repeated="1019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6" office:value-type="string" calcext:value-type="string">
            <text:p>Evolving mobile robots in simulated and real environments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table:formula="of:= [.A216] / (2016 - [.C216])" office:value-type="float" office:value="18.6190476190476" calcext:value-type="float">
            <text:p>18.619047619</text:p>
          </table:table-cell>
          <table:table-cell table:style-name="ce9" table:formula="of:= [.A216] / (2015 - [.C216])" office:value-type="float" office:value="19.55" calcext:value-type="float">
            <text:p>19.55</text:p>
          </table:table-cell>
          <table:table-cell table:number-columns-repeated="1019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6" office:value-type="string" calcext:value-type="string">
            <text:p><text:s/>Noise and the reality gap <text:s/>The use of simulation in evolutionary robotics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table:formula="of:= [.A217] / (2016 - [.C217])" office:value-type="float" office:value="15.6190476190476" calcext:value-type="float">
            <text:p>15.619047619</text:p>
          </table:table-cell>
          <table:table-cell table:style-name="ce9" table:formula="of:= [.A217] / (2015 - [.C217])" office:value-type="float" office:value="16.4" calcext:value-type="float">
            <text:p>16.4</text:p>
          </table:table-cell>
          <table:table-cell table:number-columns-repeated="1019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6" office:value-type="string" calcext:value-type="string">
            <text:p>Evolving neural control systems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table:formula="of:= [.A218] / (2016 - [.C218])" office:value-type="float" office:value="5.66666666666667" calcext:value-type="float">
            <text:p>5.6666666667</text:p>
          </table:table-cell>
          <table:table-cell table:style-name="ce9" table:formula="of:= [.A218] / (2015 - [.C218])" office:value-type="float" office:value="5.95" calcext:value-type="float">
            <text:p>5.95</text:p>
          </table:table-cell>
          <table:table-cell table:number-columns-repeated="1019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6" office:value-type="string" calcext:value-type="string">
            <text:p>The Artificial Evolution of Adaptive Behavior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table:formula="of:= [.A219] / (2016 - [.C219])" office:value-type="float" office:value="5.57142857142857" calcext:value-type="float">
            <text:p>5.5714285714</text:p>
          </table:table-cell>
          <table:table-cell table:style-name="ce9" table:formula="of:= [.A219] / (2015 - [.C219])" office:value-type="float" office:value="5.85" calcext:value-type="float">
            <text:p>5.85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Morphogenic evolutionary computations: Introduction, issues and examples.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table:formula="of:= [.A220] / (2016 - [.C220])" office:value-type="float" office:value="2" calcext:value-type="float">
            <text:p>2</text:p>
          </table:table-cell>
          <table:table-cell table:style-name="ce9" table:formula="of:= [.A220] / (2015 - [.C220])"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Toward a Biologically Defensible Model of Development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table:formula="of:= [.A221] / (2016 - [.C221])" office:value-type="float" office:value="1.76190476190476" calcext:value-type="float">
            <text:p>1.7619047619</text:p>
          </table:table-cell>
          <table:table-cell table:style-name="ce9" table:formula="of:= [.A221] / (2015 - [.C221])" office:value-type="float" office:value="1.85" calcext:value-type="float">
            <text:p>1.85</text:p>
          </table:table-cell>
          <table:table-cell table:number-columns-repeated="1019"/>
        </table:table-row>
        <table:table-row table:style-name="ro1">
          <table:table-cell table:style-name="ce2" office:value-type="float" office:value="1079" calcext:value-type="float">
            <text:p>1079</text:p>
          </table:table-cell>
          <table:table-cell table:style-name="ce6" office:value-type="string" calcext:value-type="string">
            <text:p>Evolving 3D morphology and behavior by competition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table:formula="of:= [.A222] / (2016 - [.C222])" office:value-type="float" office:value="49.0454545454545" calcext:value-type="float">
            <text:p>49.0454545455</text:p>
          </table:table-cell>
          <table:table-cell table:style-name="ce9" table:formula="of:= [.A222] / (2015 - [.C222])" office:value-type="float" office:value="51.3809523809524" calcext:value-type="float">
            <text:p>51.380952381</text:p>
          </table:table-cell>
          <table:table-cell table:number-columns-repeated="1019"/>
        </table:table-row>
        <table:table-row table:style-name="ro1">
          <table:table-cell table:style-name="ce2" office:value-type="float" office:value="889" calcext:value-type="float">
            <text:p>889</text:p>
          </table:table-cell>
          <table:table-cell table:style-name="ce6" office:value-type="string" calcext:value-type="string">
            <text:p>An evolutionary algorithm that constructs recurrent neural networks.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table:formula="of:= [.A223] / (2016 - [.C223])" office:value-type="float" office:value="40.4090909090909" calcext:value-type="float">
            <text:p>40.4090909091</text:p>
          </table:table-cell>
          <table:table-cell table:style-name="ce9" table:formula="of:= [.A223] / (2015 - [.C223])" office:value-type="float" office:value="42.3333333333333" calcext:value-type="float">
            <text:p>42.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6" office:value-type="string" calcext:value-type="string">
            <text:p>Artificial fishes: Autonomous locomotion, perception, behavior, and learning in a simulated physical world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table:formula="of:= [.A224] / (2016 - [.C224])" office:value-type="float" office:value="18.7272727272727" calcext:value-type="float">
            <text:p>18.7272727273</text:p>
          </table:table-cell>
          <table:table-cell table:style-name="ce9" table:formula="of:= [.A224] / (2015 - [.C224])" office:value-type="float" office:value="19.6190476190476" calcext:value-type="float">
            <text:p>19.619047619</text:p>
          </table:table-cell>
          <table:table-cell table:number-columns-repeated="1019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6" office:value-type="string" calcext:value-type="string">
            <text:p>How to Evolve Autonomous Robots: Different Approaches in Evolutionary Robotics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table:formula="of:= [.A225] / (2016 - [.C225])" office:value-type="float" office:value="13.0454545454545" calcext:value-type="float">
            <text:p>13.0454545455</text:p>
          </table:table-cell>
          <table:table-cell table:style-name="ce9" table:formula="of:= [.A225] / (2015 - [.C225])" office:value-type="float" office:value="13.6666666666667" calcext:value-type="float">
            <text:p>13.6666666667</text:p>
          </table:table-cell>
          <table:table-cell table:number-columns-repeated="1019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7" office:value-type="string" calcext:value-type="string">
            <text:p>Evolving better representations through selective genome growth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table:formula="of:= [.A226] / (2016 - [.C226])" office:value-type="float" office:value="5.22727272727273" calcext:value-type="float">
            <text:p>5.2272727273</text:p>
          </table:table-cell>
          <table:table-cell table:style-name="ce9" table:formula="of:= [.A226] / (2015 - [.C226])" office:value-type="float" office:value="5.47619047619048" calcext:value-type="float">
            <text:p>5.4761904762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" office:value-type="string" calcext:value-type="string">
            <text:p>The role of development in genetic algorithms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table:formula="of:= [.A227] / (2016 - [.C227])" office:value-type="float" office:value="2.63636363636364" calcext:value-type="float">
            <text:p>2.6363636364</text:p>
          </table:table-cell>
          <table:table-cell table:style-name="ce9" table:formula="of:= [.A227] / (2015 - [.C227])" office:value-type="float" office:value="2.76190476190476" calcext:value-type="float">
            <text:p>2.7619047619</text:p>
          </table:table-cell>
          <table:table-cell table:number-columns-repeated="101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office:value-type="string" calcext:value-type="string">
            <text:p><text:s/>Evolutionary algorithms in robotic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table:formula="of:= [.A228] / (2016 - [.C228])" office:value-type="float" office:value="0.909090909090909" calcext:value-type="float">
            <text:p>0.9090909091</text:p>
          </table:table-cell>
          <table:table-cell table:style-name="ce13" table:formula="of:= [.A228] / (2015 - [.C228])" office:value-type="float" office:value="0.952380952380952" calcext:value-type="float">
            <text:p>0.9523809524</text:p>
          </table:table-cell>
          <table:table-cell table:number-columns-repeated="1019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6" office:value-type="string" calcext:value-type="string">
            <text:p><text:s/>Explorations in evolutionary robotics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table:formula="of:= [.A229] / (2016 - [.C229])" office:value-type="float" office:value="18.7826086956522" calcext:value-type="float">
            <text:p>18.7826086957</text:p>
          </table:table-cell>
          <table:table-cell table:style-name="ce9" table:formula="of:= [.A229] / (2015 - [.C229])" office:value-type="float" office:value="19.6363636363636" calcext:value-type="float">
            <text:p>19.636363636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volving aesthetic sorting networks using developmental grammars</text:p>
          </table:table-cell>
          <table:table-cell office:value-type="float" office:value="1993" calcext:value-type="float">
            <text:p>1993</text:p>
          </table:table-cell>
          <table:table-cell table:formula="of:= [.A230] / (2016 - [.C230])" office:value-type="float" office:value="1.08695652173913" calcext:value-type="float">
            <text:p>1.0869565217</text:p>
          </table:table-cell>
          <table:table-cell table:style-name="ce13" table:formula="of:= [.A230] / (2015 - [.C230])" office:value-type="float" office:value="1.13636363636364" calcext:value-type="float">
            <text:p>1.1363636364</text:p>
          </table:table-cell>
          <table:table-cell table:number-columns-repeated="1019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6" office:value-type="string" calcext:value-type="string">
            <text:p><text:s/>Issues in evolutionary robotics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table:formula="of:= [.A231] / (2016 - [.C231])" office:value-type="float" office:value="10.7916666666667" calcext:value-type="float">
            <text:p>10.7916666667</text:p>
          </table:table-cell>
          <table:table-cell table:style-name="ce9" table:formula="of:= [.A231] / (2015 - [.C231])" office:value-type="float" office:value="11.2608695652174" calcext:value-type="float">
            <text:p>11.2608695652</text:p>
          </table:table-cell>
          <table:table-cell table:number-columns-repeated="1019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6" office:value-type="string" calcext:value-type="string">
            <text:p><text:s/>Genetic programming approach to the construction of a neural network for control of a walking robot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table:formula="of:= [.A232] / (2016 - [.C232])" office:value-type="float" office:value="7.91666666666667" calcext:value-type="float">
            <text:p>7.9166666667</text:p>
          </table:table-cell>
          <table:table-cell table:style-name="ce9" table:formula="of:= [.A232] / (2015 - [.C232])" office:value-type="float" office:value="8.26086956521739" calcext:value-type="float">
            <text:p>8.2608695652</text:p>
          </table:table-cell>
          <table:table-cell table:number-columns-repeated="1019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6" office:value-type="string" calcext:value-type="string">
            <text:p>evolution of communication in artificial organisms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table:formula="of:= [.A233] / (2016 - [.C233])" office:value-type="float" office:value="14.84" calcext:value-type="float">
            <text:p>14.84</text:p>
          </table:table-cell>
          <table:table-cell table:style-name="ce9" table:formula="of:= [.A233] / (2015 - [.C233])" office:value-type="float" office:value="15.4583333333333" calcext:value-type="float">
            <text:p>15.458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table:style-name="ce6" office:value-type="string" calcext:value-type="string">
            <text:p>Designing neural networks using genetic algorithms with graph generation system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table:formula="of:= [.A234] / (2016 - [.C234])" office:value-type="float" office:value="33.9230769230769" calcext:value-type="float">
            <text:p>33.9230769231</text:p>
          </table:table-cell>
          <table:table-cell table:style-name="ce9" table:formula="of:= [.A234] / (2015 - [.C234])" office:value-type="float" office:value="35.28" calcext:value-type="float">
            <text:p>35.28</text:p>
          </table:table-cell>
          <table:table-cell table:number-columns-repeated="1019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6" office:value-type="string" calcext:value-type="string">
            <text:p>Learning to control an inverted pendulum using neural networks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table:formula="of:= [.A235] / (2016 - [.C235])" office:value-type="float" office:value="18.6666666666667" calcext:value-type="float">
            <text:p>18.6666666667</text:p>
          </table:table-cell>
          <table:table-cell table:style-name="ce9" table:formula="of:= [.A235] / (2015 - [.C235])" office:value-type="float" office:value="19.3846153846154" calcext:value-type="float">
            <text:p>19.3846153846</text:p>
          </table:table-cell>
          <table:table-cell table:number-columns-repeated="1019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Some reductive strategies in cognitive neurobiology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table:formula="of:= [.A236] / (2016 - [.C236])" office:value-type="float" office:value="7.03703703703704" calcext:value-type="float">
            <text:p>7.037037037</text:p>
          </table:table-cell>
          <table:table-cell table:style-name="ce9" table:formula="of:= [.A236] / (2015 - [.C236])" office:value-type="float" office:value="7.30769230769231" calcext:value-type="float">
            <text:p>7.3076923077</text:p>
          </table:table-cell>
          <table:table-cell table:number-columns-repeated="1019"/>
        </table:table-row>
        <table:table-row table:style-name="ro1">
          <table:table-cell table:style-name="ce2" office:value-type="float" office:value="2885" calcext:value-type="float">
            <text:p>2885</text:p>
          </table:table-cell>
          <table:table-cell table:style-name="ce6" office:value-type="string" calcext:value-type="string">
            <text:p>Neuronlike adaptive elements that can solve difficult learning control problems</text:p>
          </table:table-cell>
          <table:table-cell table:style-name="ce2" office:value-type="float" office:value="1983" calcext:value-type="float">
            <text:p>1983</text:p>
          </table:table-cell>
          <table:table-cell table:style-name="ce2" table:formula="of:= [.A237] / (2016 - [.C237])" office:value-type="float" office:value="87.4242424242424" calcext:value-type="float">
            <text:p>87.4242424242</text:p>
          </table:table-cell>
          <table:table-cell table:style-name="ce9" table:formula="of:= [.A237] / (2015 - [.C237])" office:value-type="float" office:value="90.15625" calcext:value-type="float">
            <text:p>90.15625</text:p>
          </table:table-cell>
          <table:table-cell table:number-columns-repeated="1019"/>
        </table:table-row>
        <table:table-row table:style-name="ro1">
          <table:table-cell table:style-name="ce2" office:value-type="float" office:value="15059" calcext:value-type="float">
            <text:p>15059</text:p>
          </table:table-cell>
          <table:table-cell table:style-name="ce6" office:value-type="string" calcext:value-type="string">
            <text:p>Genetic Programming: On the Programming of Computers by Means of Natural Selection.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 [.A238] / (2016 - [.C238])" office:value-type="float" office:value="7.47344913151365" calcext:value-type="float">
            <text:p>7.4734491315</text:p>
          </table:table-cell>
          <table:table-cell table:style-name="ce9" table:formula="of:= [.A238] / (2015 - [.C238])" office:value-type="float" office:value="7.47715988083416" calcext:value-type="float">
            <text:p>7.4771598808</text:p>
          </table:table-cell>
          <table:table-cell table:number-columns-repeated="1019"/>
        </table:table-row>
        <table:table-row table:style-name="ro1">
          <table:table-cell table:style-name="ce2" office:value-type="float" office:value="11832" calcext:value-type="float">
            <text:p>11832</text:p>
          </table:table-cell>
          <table:table-cell table:style-name="ce6" office:value-type="string" calcext:value-type="string">
            <text:p>Principles of Neural Scienc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 [.A239] / (2016 - [.C239])" office:value-type="float" office:value="5.87196029776675" calcext:value-type="float">
            <text:p>5.8719602978</text:p>
          </table:table-cell>
          <table:table-cell table:style-name="ce9" table:formula="of:= [.A239] / (2015 - [.C239])" office:value-type="float" office:value="5.87487586891758" calcext:value-type="float">
            <text:p>5.8748758689</text:p>
          </table:table-cell>
          <table:table-cell table:number-columns-repeated="1019"/>
        </table:table-row>
        <table:table-row table:style-name="ro1">
          <table:table-cell table:style-name="ce2" office:value-type="float" office:value="5955" calcext:value-type="float">
            <text:p>5955</text:p>
          </table:table-cell>
          <table:table-cell table:style-name="ce6" office:value-type="string" calcext:value-type="string">
            <text:p>The Blind Watchmake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 [.A240] / (2016 - [.C240])" office:value-type="float" office:value="2.95533498759305" calcext:value-type="float">
            <text:p>2.9553349876</text:p>
          </table:table-cell>
          <table:table-cell table:style-name="ce9" table:formula="of:= [.A240] / (2015 - [.C240])" office:value-type="float" office:value="2.95680238331678" calcext:value-type="float">
            <text:p>2.9568023833</text:p>
          </table:table-cell>
          <table:table-cell table:number-columns-repeated="1019"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Introduction to evolutionary computing</text:p>
          </table:table-cell>
          <table:table-cell office:value-type="float" office:value="1" calcext:value-type="float">
            <text:p>1</text:p>
          </table:table-cell>
          <table:table-cell table:style-name="ce2" table:formula="of:= [.A241] / (2016 - [.C241])" office:value-type="float" office:value="1.79553349875931" calcext:value-type="float">
            <text:p>1.7955334988</text:p>
          </table:table-cell>
          <table:table-cell table:style-name="ce9" table:formula="of:= [.A241] / (2015 - [.C241])" office:value-type="float" office:value="1.79642502482622" calcext:value-type="float">
            <text:p>1.7964250248</text:p>
          </table:table-cell>
          <table:table-cell table:number-columns-repeated="1019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style-name="ce11" office:value-type="string" calcext:value-type="string">
            <text:p>Receptive fields and functional architecture in two nonstriate visual areas (18 and 19) of the cat</text:p>
          </table:table-cell>
          <table:table-cell office:value-type="float" office:value="1" calcext:value-type="float">
            <text:p>1</text:p>
          </table:table-cell>
          <table:table-cell table:formula="of:= [.A242] / (2016 - [.C242])" office:value-type="float" office:value="1.2014888337469" calcext:value-type="float">
            <text:p>1.2014888337</text:p>
          </table:table-cell>
          <table:table-cell table:style-name="ce13" table:formula="of:= [.A242] / (2015 - [.C242])" office:value-type="float" office:value="1.20208540218471" calcext:value-type="float">
            <text:p>1.2020854022</text:p>
          </table:table-cell>
          <table:table-cell table:number-columns-repeated="1019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style-name="ce12" office:value-type="string" calcext:value-type="string">
            <text:p>Genetic algorithms with sharing for multimodal function optimization</text:p>
          </table:table-cell>
          <table:table-cell office:value-type="float" office:value="1" calcext:value-type="float">
            <text:p>1</text:p>
          </table:table-cell>
          <table:table-cell table:formula="of:= [.A243] / (2016 - [.C243])" office:value-type="float" office:value="1.13349875930521" calcext:value-type="float">
            <text:p>1.1334987593</text:p>
          </table:table-cell>
          <table:table-cell table:style-name="ce13" table:formula="of:= [.A243] / (2015 - [.C243])" office:value-type="float" office:value="1.13406156901688" calcext:value-type="float">
            <text:p>1.134061569</text:p>
          </table:table-cell>
          <table:table-cell table:number-columns-repeated="1019"/>
        </table:table-row>
        <table:table-row table:style-name="ro1">
          <table:table-cell table:style-name="ce3" office:value-type="float" office:value="2196" calcext:value-type="float">
            <text:p>2196</text:p>
          </table:table-cell>
          <table:table-cell table:style-name="ce11" office:value-type="string" calcext:value-type="string">
            <text:p>Mathematical models for cellular interaction in development parts I and II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 [.A244] / (2016 - [.C244])" office:value-type="float" office:value="1.08982630272953" calcext:value-type="float">
            <text:p>1.0898263027</text:p>
          </table:table-cell>
          <table:table-cell table:style-name="ce13" table:formula="of:= [.A244] / (2015 - [.C244])" office:value-type="float" office:value="1.09036742800397" calcext:value-type="float">
            <text:p>1.090367428</text:p>
          </table:table-cell>
          <table:table-cell table:number-columns-repeated="1019"/>
        </table:table-row>
        <table:table-row table:style-name="ro1">
          <table:table-cell table:style-name="ce2" office:value-type="float" office:value="1417" calcext:value-type="float">
            <text:p>1417</text:p>
          </table:table-cell>
          <table:table-cell table:style-name="ce6" office:value-type="string" calcext:value-type="string">
            <text:p>Evolutionary robotics: the biology, intelligence, and technology of self-organizing machine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 [.A245] / (2016 - [.C245])" office:value-type="float" office:value="0.703225806451613" calcext:value-type="float">
            <text:p>0.7032258065</text:p>
          </table:table-cell>
          <table:table-cell table:style-name="ce9" table:formula="of:= [.A245] / (2015 - [.C245])" office:value-type="float" office:value="0.703574975173784" calcext:value-type="float">
            <text:p>0.7035749752</text:p>
          </table:table-cell>
          <table:table-cell table:number-columns-repeated="1019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How the body shapes the way we think: a new view of intelligence</text:p>
          </table:table-cell>
          <table:table-cell office:value-type="float" office:value="1" calcext:value-type="float">
            <text:p>1</text:p>
          </table:table-cell>
          <table:table-cell table:style-name="ce2" table:formula="of:= [.A246] / (2016 - [.C246])" office:value-type="float" office:value="0.455583126550869" calcext:value-type="float">
            <text:p>0.4555831266</text:p>
          </table:table-cell>
          <table:table-cell table:style-name="ce9" table:formula="of:= [.A246] / (2015 - [.C246])" office:value-type="float" office:value="0.455809334657398" calcext:value-type="float">
            <text:p>0.4558093347</text:p>
          </table:table-cell>
          <table:table-cell table:number-columns-repeated="1019"/>
        </table:table-row>
        <table:table-row table:style-name="ro1">
          <table:table-cell table:style-name="ce3" office:value-type="float" office:value="731" calcext:value-type="float">
            <text:p>731</text:p>
          </table:table-cell>
          <table:table-cell table:style-name="ce11" office:value-type="string" calcext:value-type="string">
            <text:p>Receptive field dynamics in adult primary visual cortex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 [.A247] / (2016 - [.C247])" office:value-type="float" office:value="0.362779156327543" calcext:value-type="float">
            <text:p>0.3627791563</text:p>
          </table:table-cell>
          <table:table-cell table:style-name="ce13" table:formula="of:= [.A247] / (2015 - [.C247])" office:value-type="float" office:value="0.362959285004965" calcext:value-type="float">
            <text:p>0.362959285</text:p>
          </table:table-cell>
          <table:table-cell table:number-columns-repeated="1019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table:style-name="ce11" office:value-type="string" calcext:value-type="string">
            <text:p>A physical map of 30,000 human genes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 [.A248] / (2016 - [.C248])" office:value-type="float" office:value="0.349379652605459" calcext:value-type="float">
            <text:p>0.3493796526</text:p>
          </table:table-cell>
          <table:table-cell table:style-name="ce13" table:formula="of:= [.A248] / (2015 - [.C248])" office:value-type="float" office:value="0.349553128103277" calcext:value-type="float">
            <text:p>0.3495531281</text:p>
          </table:table-cell>
          <table:table-cell table:number-columns-repeated="1019"/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style-name="ce6" office:value-type="string" calcext:value-type="string">
            <text:p><text:s/>Evolutionary multi-objective optimization - <text:s/>a historical view of the field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 [.A249] / (2016 - [.C249])" office:value-type="float" office:value="0.320099255583127" calcext:value-type="float">
            <text:p>0.3200992556</text:p>
          </table:table-cell>
          <table:table-cell table:style-name="ce9" table:formula="of:= [.A249] / (2015 - [.C249])" office:value-type="float" office:value="0.32025819265144" calcext:value-type="float">
            <text:p>0.3202581927</text:p>
          </table:table-cell>
          <table:table-cell table:number-columns-repeated="1019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The plausibility of life: Resolving Darwin's dilemma</text:p>
          </table:table-cell>
          <table:table-cell office:value-type="float" office:value="1" calcext:value-type="float">
            <text:p>1</text:p>
          </table:table-cell>
          <table:table-cell table:style-name="ce2" table:formula="of:= [.A250] / (2016 - [.C250])" office:value-type="float" office:value="0.310669975186104" calcext:value-type="float">
            <text:p>0.3106699752</text:p>
          </table:table-cell>
          <table:table-cell table:style-name="ce9" table:formula="of:= [.A250] / (2015 - [.C250])" office:value-type="float" office:value="0.310824230387289" calcext:value-type="float">
            <text:p>0.3108242304</text:p>
          </table:table-cell>
          <table:table-cell table:number-columns-repeated="101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Evolutionary computation: the fossil record</text:p>
          </table:table-cell>
          <table:table-cell office:value-type="float" office:value="1" calcext:value-type="float">
            <text:p>1</text:p>
          </table:table-cell>
          <table:table-cell table:style-name="ce2" table:formula="of:= [.A251] / (2016 - [.C251])" office:value-type="float" office:value="0.264516129032258" calcext:value-type="float">
            <text:p>0.264516129</text:p>
          </table:table-cell>
          <table:table-cell table:style-name="ce9" table:formula="of:= [.A251] / (2015 - [.C251])" office:value-type="float" office:value="0.264647467725919" calcext:value-type="float">
            <text:p>0.2646474677</text:p>
          </table:table-cell>
          <table:table-cell table:number-columns-repeated="101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io-inspired artificial intelligence: theories, methods, and technologies</text:p>
          </table:table-cell>
          <table:table-cell office:value-type="float" office:value="1" calcext:value-type="float">
            <text:p>1</text:p>
          </table:table-cell>
          <table:table-cell table:style-name="ce2" table:formula="of:= [.A252] / (2016 - [.C252])" office:value-type="float" office:value="0.157320099255583" calcext:value-type="float">
            <text:p>0.1573200993</text:p>
          </table:table-cell>
          <table:table-cell table:style-name="ce9" table:formula="of:= [.A252] / (2015 - [.C252])" office:value-type="float" office:value="0.157398212512413" calcext:value-type="float">
            <text:p>0.1573982125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<text:s/>Measurements of Features of Fitness Landscapes on Competitive Co-Evolutionary Robotic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 [.A253] / (2016 - [.C253])" office:value-type="float" office:value="0" calcext:value-type="float">
            <text:p>0</text:p>
          </table:table-cell>
          <table:table-cell table:style-name="ce13" table:formula="of:= [.A253] / (2015 - [.C25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Evolvable mechanics: Hardware tools for evolutionary robotic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 [.A254] / (2016 - [.C254])" office:value-type="float" office:value="0" calcext:value-type="float">
            <text:p>0</text:p>
          </table:table-cell>
          <table:table-cell table:style-name="ce13" table:formula="of:= [.A254] / (2015 - [.C254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Overview of the evolutionary robotics approach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 [.A255] / (2016 - [.C255])" office:value-type="float" office:value="0" calcext:value-type="float">
            <text:p>0</text:p>
          </table:table-cell>
          <table:table-cell table:style-name="ce13" table:formula="of:= [.A255] / (2015 - [.C255]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1048575" table:contains-header="false">
          <table:sort>
            <table:sort-by table:field-number="2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10:21:11.421431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09:19:09.331428719</meta:creation-date>
    <dc:date>2015-06-22T13:19:42.781840292</dc:date>
    <meta:editing-duration>PT11H2M47S</meta:editing-duration>
    <meta:editing-cycles>37</meta:editing-cycles>
    <meta:generator>LibreOffice/4.2.8.2$Linux_X86_64 LibreOffice_project/420m0$Build-2</meta:generator>
    <meta:document-statistic meta:table-count="1" meta:cell-count="1275" meta:object-count="0"/>
    <meta:user-defined meta:name="qrichtext">1</meta:user-defined>
  </office:meta>
</office:document-meta>
</file>